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Serif Pro"/>
    </style:style>
    <style:style style:name="P2" style:family="paragraph" style:parent-style-name="Standard">
      <style:paragraph-properties fo:text-align="center" style:justify-single-word="false"/>
      <style:text-properties style:font-name="Source Serif Pro" fo:font-weight="bold" style:font-weight-asian="bold" style:font-weight-complex="bold"/>
    </style:style>
    <style:style style:name="P3" style:family="paragraph" style:parent-style-name="Standard">
      <style:text-properties style:font-name="Source Serif Pro" officeooo:rsid="00682742" officeooo:paragraph-rsid="00682742"/>
    </style:style>
    <style:style style:name="P4" style:family="paragraph" style:parent-style-name="Standard">
      <style:text-properties style:font-name="Source Serif Pro" fo:font-style="normal" style:font-style-asian="normal" style:font-style-complex="normal"/>
    </style:style>
    <style:style style:name="P5" style:family="paragraph" style:parent-style-name="Standard">
      <style:text-properties officeooo:paragraph-rsid="005a678d"/>
    </style:style>
    <style:style style:name="P6" style:family="paragraph" style:parent-style-name="Standard">
      <style:text-properties officeooo:paragraph-rsid="00608f67"/>
    </style:style>
    <style:style style:name="P7" style:family="paragraph" style:parent-style-name="Standard">
      <style:text-properties officeooo:paragraph-rsid="006ab815"/>
    </style:style>
    <style:style style:name="P8" style:family="paragraph" style:parent-style-name="Standard">
      <style:text-properties officeooo:paragraph-rsid="007a11fe"/>
    </style:style>
    <style:style style:name="P9" style:family="paragraph" style:parent-style-name="Standard">
      <style:text-properties officeooo:paragraph-rsid="00b95d53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Source Serif Pro" fo:font-size="11pt" officeooo:rsid="0064821b" officeooo:paragraph-rsid="0064821b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6ab940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officeooo:paragraph-rsid="005eb944" loext:padding="0cm" loext:border="none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5eb944" loext:padding="0cm" loext:border="none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inherit" officeooo:paragraph-rsid="006ab815" loext:padding="0cm" loext:border="none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e9c52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be9c52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16f78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fo:background-color="transparent"/>
      <style:text-properties officeooo:paragraph-rsid="00c16f78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3d434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534bd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8973c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8edef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b4ded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eace5"/>
    </style:style>
    <style:style style:name="P3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c6511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paragraph-rsid="00ae282f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17bc2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c6511"/>
    </style:style>
    <style:style style:name="P37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ae282f"/>
    </style:style>
    <style:style style:name="P38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2457f"/>
    </style:style>
    <style:style style:name="P39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3d464d" style:font-name="Source Serif Pro1" fo:font-size="13.5pt" fo:letter-spacing="normal" fo:font-style="normal" fo:font-weight="normal" officeooo:paragraph-rsid="00b88e73"/>
    </style:style>
    <style:style style:name="P40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000000" style:font-name="Source Serif Pro1" fo:font-size="13.5pt" fo:letter-spacing="normal" fo:font-style="normal" fo:font-weight="normal" officeooo:paragraph-rsid="00a17bc2"/>
    </style:style>
    <style:style style:name="P41" style:family="paragraph" style:parent-style-name="Text_20_body">
      <style:text-properties officeooo:paragraph-rsid="00803ef2"/>
    </style:style>
    <style:style style:name="P42" style:family="paragraph" style:parent-style-name="Text_20_body">
      <style:text-properties officeooo:paragraph-rsid="0085e0e4"/>
    </style:style>
    <style:style style:name="P43" style:family="paragraph" style:parent-style-name="Text_20_body">
      <style:text-properties officeooo:paragraph-rsid="008b7969"/>
    </style:style>
    <style:style style:name="P44" style:family="paragraph" style:parent-style-name="Text_20_body">
      <style:text-properties officeooo:paragraph-rsid="008f1871"/>
    </style:style>
    <style:style style:name="P45" style:family="paragraph" style:parent-style-name="Text_20_body">
      <style:text-properties officeooo:paragraph-rsid="00933d38"/>
    </style:style>
    <style:style style:name="P46" style:family="paragraph" style:parent-style-name="Text_20_body">
      <style:text-properties officeooo:paragraph-rsid="00957f0f"/>
    </style:style>
    <style:style style:name="P47" style:family="paragraph" style:parent-style-name="Text_20_body">
      <style:text-properties officeooo:paragraph-rsid="00a17bc2"/>
    </style:style>
    <style:style style:name="P48" style:family="paragraph" style:parent-style-name="Text_20_body">
      <style:text-properties officeooo:paragraph-rsid="00a20add"/>
    </style:style>
    <style:style style:name="P49" style:family="paragraph" style:parent-style-name="Text_20_body">
      <style:text-properties officeooo:paragraph-rsid="00a7bd2c"/>
    </style:style>
    <style:style style:name="P50" style:family="paragraph" style:parent-style-name="Preformatted_20_Text">
      <style:text-properties officeooo:paragraph-rsid="007a11fe"/>
    </style:style>
    <style:style style:name="P51" style:family="paragraph" style:parent-style-name="Preformatted_20_Text">
      <style:text-properties officeooo:paragraph-rsid="00933d38"/>
    </style:style>
    <style:style style:name="P52" style:family="paragraph" style:parent-style-name="Text_20_body">
      <style:paragraph-properties fo:margin-top="0cm" fo:margin-bottom="0cm" loext:contextual-spacing="false"/>
      <style:text-properties officeooo:paragraph-rsid="00a17bc2"/>
    </style:style>
    <style:style style:name="P53" style:family="paragraph" style:parent-style-name="Text_20_body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fo:background-color="transparent"/>
      <style:text-properties officeooo:paragraph-rsid="00a17bc2"/>
    </style:style>
    <style:style style:name="P54" style:family="paragraph" style:parent-style-name="Text_20_body" style:master-page-name="">
      <loext:graphic-properties draw:fill="none"/>
      <style:paragraph-properties fo:margin-left="0.3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a17bc2"/>
    </style:style>
    <style:style style:name="P5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6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/>
    </style:style>
    <style:style style:name="P5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 fo:background-color="#ffffff"/>
    </style:style>
    <style:style style:name="P58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1" fo:font-size="13.5pt" fo:letter-spacing="normal" fo:font-style="normal" fo:font-weight="normal" fo:background-color="#ffffff"/>
    </style:style>
    <style:style style:name="P5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b4ded"/>
    </style:style>
    <style:style style:name="P6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d2100e"/>
    </style:style>
    <style:style style:name="P6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d5c650"/>
    </style:style>
    <style:style style:name="P6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20%" fo:text-indent="0cm" style:auto-text-indent="false" fo:background-color="transparent"/>
      <style:text-properties officeooo:paragraph-rsid="00c3d4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d464d" fo:font-size="13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3d464d" fo:font-size="13.5pt" fo:letter-spacing="normal" fo:font-style="normal" fo:font-weight="normal" officeooo:rsid="001cad3e" style:font-weight-asian="bold" style:font-weight-complex="bold"/>
    </style:style>
    <style:style style:name="T4" style:family="text">
      <style:text-properties fo:font-variant="normal" fo:text-transform="none" fo:color="#3d464d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3d464d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" style:family="text">
      <style:text-properties fo:font-variant="normal" fo:text-transform="none" fo:color="#3d464d" fo:font-size="13.5pt" fo:letter-spacing="normal" fo:font-style="normal" fo:font-weight="bold" officeooo:rsid="00be9c52" fo:background-color="#ffffff" loext:char-shading-value="0" style:font-size-asian="14pt" style:font-weight-asian="bold" style:font-size-complex="14pt" style:font-weight-complex="bold" loext:padding="0cm" loext:border="none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officeooo:rsid="001cad3e" style:font-weight-asian="bold" style:font-weight-complex="bold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1e1858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officeooo:rsid="001e1858" fo:background-color="#ffffff" loext:char-shading-value="0" loext:padding="0cm" loext:border="none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background-color="#ffffff" loext:char-shading-value="0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9" style:family="text">
      <style:text-properties fo:font-variant="normal" fo:text-transform="none" fo:color="#3d464d" style:font-name="Source Serif Pro" fo:letter-spacing="normal" fo:font-weight="bold" officeooo:rsid="001cad3e" fo:background-color="#ffffff" loext:char-shading-value="0" style:font-weight-asian="bold" style:font-weight-complex="bold"/>
    </style:style>
    <style:style style:name="T20" style:family="text">
      <style:text-properties fo:font-variant="normal" fo:text-transform="none" fo:color="#3d464d" style:font-name="Source Serif Pro" fo:letter-spacing="normal" fo:font-weight="bold" officeooo:rsid="001e1858" fo:background-color="#ffffff" loext:char-shading-value="0" style:font-weight-asian="bold" style:font-weight-complex="bold"/>
    </style:style>
    <style:style style:name="T21" style:family="text">
      <style:text-properties fo:font-variant="normal" fo:text-transform="none" fo:color="#3d464d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22" style:family="text">
      <style:text-properties fo:font-variant="normal" fo:text-transform="none" fo:color="#3d464d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fo:color="#3d464d" style:font-name="Source Serif Pro" fo:font-size="11pt" fo:letter-spacing="normal" fo:font-style="normal" fo:font-weight="normal" officeooo:rsid="005ef583" style:font-size-asian="11pt" style:font-style-asian="normal" style:font-size-complex="11pt" style:font-style-complex="normal"/>
    </style:style>
    <style:style style:name="T24" style:family="text">
      <style:text-properties fo:font-variant="normal" fo:text-transform="none" fo:color="#3d464d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3d464d" style:font-name="Source Serif Pro1" fo:font-size="10pt" fo:letter-spacing="normal" fo:font-style="normal" fo:font-weight="normal" officeooo:rsid="0085e0e4" fo:background-color="#ffffff" loext:char-shading-value="0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26" style:family="text">
      <style:text-properties fo:font-variant="normal" fo:text-transform="none" fo:color="#3d464d" style:font-name="Source Serif Pro1" fo:font-size="13.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color="#3d464d" style:font-name="Source Serif Pro1" fo:font-size="13.5pt" fo:letter-spacing="normal" fo:font-style="normal" fo:font-weight="normal" officeooo:rsid="00c428b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color="#3d464d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9" style:family="text">
      <style:text-properties fo:font-variant="normal" fo:text-transform="none" fo:color="#3d464d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0" style:family="text">
      <style:text-properties fo:font-variant="normal" fo:text-transform="none" fo:color="#3d464d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1" style:family="text">
      <style:text-properties fo:font-variant="normal" fo:text-transform="none" fo:color="#3d464d" style:font-name="Consolas" fo:font-size="13.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2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000000" fo:font-size="13.5pt" fo:letter-spacing="normal" fo:font-style="normal" fo:background-color="#ffffff" loext:char-shading-value="0" style:font-weight-asian="bold" style:font-weight-complex="bold"/>
    </style:style>
    <style:style style:name="T34" style:family="text">
      <style:text-properties fo:font-variant="normal" fo:text-transform="none" fo:color="#000000" fo:font-size="13.5pt" fo:letter-spacing="normal" fo:font-style="normal" officeooo:rsid="002f43b4" fo:background-color="#ffffff" loext:char-shading-value="0" style:font-weight-asian="bold" style:font-weight-complex="bold"/>
    </style:style>
    <style:style style:name="T35" style:family="text">
      <style:text-properties fo:font-variant="normal" fo:text-transform="none" fo:color="#000000" fo:font-size="13.5pt" fo:letter-spacing="normal" fo:font-style="normal" officeooo:rsid="00be9c52" fo:background-color="#ffffff" loext:char-shading-value="0" style:font-size-asian="14pt" style:font-size-complex="14pt" loext:padding="0cm" loext:border="none"/>
    </style:style>
    <style:style style:name="T36" style:family="text">
      <style:text-properties fo:font-variant="normal" fo:text-transform="none" fo:color="#000000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37" style:family="text">
      <style:text-properties fo:font-variant="normal" fo:text-transform="none" fo:color="#000000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8" style:family="text">
      <style:text-properties fo:font-variant="normal" fo:text-transform="none" fo:color="#000000" fo:font-size="13.5pt" fo:letter-spacing="normal" fo:font-style="normal" fo:font-weight="bold" officeooo:rsid="007d305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39" style:family="text">
      <style:text-properties fo:font-variant="normal" fo:text-transform="none" fo:color="#000000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0" style:family="text">
      <style:text-properties fo:font-variant="normal" fo:text-transform="none" fo:color="#000000" fo:font-size="13.5pt" fo:letter-spacing="normal" fo:font-style="normal" fo:font-weight="bold" officeooo:rsid="00c428b4" fo:background-color="#ffffff" loext:char-shading-value="0" style:font-size-asian="14pt" style:font-weight-asian="bold" style:font-size-complex="14pt" style:font-weight-complex="bold" loext:padding="0cm" loext:border="none"/>
    </style:style>
    <style:style style:name="T41" style:family="text">
      <style:text-properties fo:font-variant="normal" fo:text-transform="none" fo:color="#000000" style:font-name="Source Serif Pro" fo:letter-spacing="normal" fo:font-style="normal" fo:font-weight="bold" officeooo:rsid="001cad3e" fo:background-color="#ffffff" loext:char-shading-value="0" style:font-weight-asian="bold" style:font-weight-complex="bold"/>
    </style:style>
    <style:style style:name="T42" style:family="text">
      <style:text-properties fo:font-variant="normal" fo:text-transform="none" fo:color="#000000" style:font-name="Source Serif Pro" fo:letter-spacing="normal" fo:font-style="normal" fo:font-weight="normal" fo:background-color="#ffffff" loext:char-shading-value="0"/>
    </style:style>
    <style:style style:name="T43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/>
    </style:style>
    <style:style style:name="T44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normal" style:font-weight-complex="normal" loext:padding="0cm" loext:border="none"/>
    </style:style>
    <style:style style:name="T45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normal" style:font-weight-complex="normal" loext:padding="0cm" loext:border="none"/>
    </style:style>
    <style:style style:name="T46" style:family="text">
      <style:text-properties fo:font-variant="normal" fo:text-transform="none" fo:color="#000000" style:font-name="Source Serif Pro" fo:font-size="13.5pt" fo:letter-spacing="normal" fo:font-style="normal" fo:font-weight="normal" fo:background-color="#ffffff" loext:char-shading-value="0" style:font-weight-asian="bold" style:font-weight-complex="bold"/>
    </style:style>
    <style:style style:name="T47" style:family="text">
      <style:text-properties fo:font-variant="normal" fo:text-transform="none" fo:color="#000000" style:font-name="Source Serif Pro" fo:font-size="13.5pt" fo:letter-spacing="normal" fo:font-style="normal" fo:font-weight="normal" officeooo:rsid="001cad3e" fo:background-color="#ffffff" loext:char-shading-value="0" style:font-weight-asian="bold" style:font-weight-complex="bold" loext:padding="0cm" loext:border="none"/>
    </style:style>
    <style:style style:name="T48" style:family="text">
      <style:text-properties fo:font-variant="normal" fo:text-transform="none" fo:color="#000000" style:font-name="Source Serif Pro" fo:font-size="13.5pt" fo:letter-spacing="normal" fo:font-style="normal" fo:font-weight="normal" officeooo:rsid="00201ef3" fo:background-color="#ffffff" loext:char-shading-value="0" style:font-weight-asian="bold" style:font-weight-complex="bold" loext:padding="0cm" loext:border="none"/>
    </style:style>
    <style:style style:name="T49" style:family="text">
      <style:text-properties fo:font-variant="normal" fo:text-transform="none" fo:color="#000000" style:font-name="Source Serif Pro" fo:font-size="13.5pt" fo:letter-spacing="normal" fo:font-style="normal" fo:font-weight="normal" officeooo:rsid="001f3fa9" fo:background-color="#ffffff" loext:char-shading-value="0" style:font-weight-asian="bold" style:font-weight-complex="bold" loext:padding="0cm" loext:border="none"/>
    </style:style>
    <style:style style:name="T50" style:family="text">
      <style:text-properties fo:font-variant="normal" fo:text-transform="none" fo:color="#000000" style:font-name="Source Serif Pro" fo:font-size="13.5pt" fo:letter-spacing="normal" fo:font-style="normal" fo:font-weight="normal" officeooo:rsid="00205995" fo:background-color="#ffffff" loext:char-shading-value="0" style:font-weight-asian="bold" style:font-weight-complex="bold" loext:padding="0cm" loext:border="none"/>
    </style:style>
    <style:style style:name="T51" style:family="text">
      <style:text-properties fo:font-variant="normal" fo:text-transform="none" fo:color="#000000" style:font-name="Source Serif Pro" fo:font-size="13.5pt" fo:letter-spacing="normal" fo:font-style="normal" fo:font-weight="normal" officeooo:rsid="00681bb5" fo:background-color="#ffffff" loext:char-shading-value="0" style:font-weight-asian="bold" style:font-weight-complex="bold" loext:padding="0cm" loext:border="none"/>
    </style:style>
    <style:style style:name="T52" style:family="text">
      <style:text-properties fo:font-variant="normal" fo:text-transform="none" fo:color="#000000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3" style:family="text">
      <style:text-properties fo:font-variant="normal" fo:text-transform="none" fo:color="#000000" style:font-name="Source Serif Pro" fo:font-size="13.5pt" fo:letter-spacing="normal" fo:font-style="normal" fo:font-weight="normal" officeooo:rsid="005a678d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54" style:family="text">
      <style:text-properties fo:font-variant="normal" fo:text-transform="none" fo:color="#000000" style:font-name="Source Serif Pro" fo:font-size="13.5pt" fo:letter-spacing="normal" fo:font-style="normal" fo:font-weight="normal" officeooo:rsid="005ef583" fo:background-color="#ffffff" loext:char-shading-value="0" style:font-style-asian="normal" style:font-style-complex="normal"/>
    </style:style>
    <style:style style:name="T55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56" style:family="text">
      <style:text-properties fo:font-variant="normal" fo:text-transform="none" fo:color="#000000" style:font-name="Source Serif Pro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style:font-name="Source Serif Pro" fo:font-size="13.5pt" fo:letter-spacing="normal" fo:font-style="normal" fo:font-weight="normal" officeooo:rsid="005ef583" style:font-style-asian="normal" style:font-style-complex="normal"/>
    </style:style>
    <style:style style:name="T58" style:family="text">
      <style:text-properties fo:font-variant="normal" fo:text-transform="none" fo:color="#000000" style:font-name="Source Serif Pro" fo:font-size="13.5pt" fo:letter-spacing="normal" fo:font-style="normal" fo:font-weight="normal" officeooo:rsid="00608f67" style:font-style-asian="normal" style:font-style-complex="normal"/>
    </style:style>
    <style:style style:name="T59" style:family="text">
      <style:text-properties fo:font-variant="normal" fo:text-transform="none" fo:color="#000000" style:font-name="Source Serif Pro" fo:font-size="13.5pt" fo:letter-spacing="normal" fo:font-style="normal" fo:font-weight="bold" fo:background-color="#ffffff" loext:char-shading-value="0"/>
    </style:style>
    <style:style style:name="T60" style:family="text">
      <style:text-properties fo:font-variant="normal" fo:text-transform="none" fo:color="#000000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1" style:family="text">
      <style:text-properties fo:font-variant="normal" fo:text-transform="none" fo:color="#000000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62" style:family="text">
      <style:text-properties fo:font-variant="normal" fo:text-transform="none" fo:color="#000000" style:font-name="Source Serif Pro" fo:font-size="13.5pt" fo:letter-spacing="normal" fo:font-style="normal" officeooo:rsid="005ef583" fo:background-color="#ffffff" loext:char-shading-value="0" style:font-style-asian="normal" style:font-style-complex="normal" loext:padding="0cm" loext:border="none"/>
    </style:style>
    <style:style style:name="T63" style:family="text">
      <style:text-properties fo:font-variant="normal" fo:text-transform="none" fo:color="#000000" style:font-name="Source Serif Pro" fo:font-size="12pt" fo:letter-spacing="normal" fo:font-style="normal" fo:font-weight="bold" officeooo:rsid="003a265c" style:font-size-asian="10.5pt" style:font-weight-asian="bold" style:font-size-complex="12pt" style:font-weight-complex="bold" loext:padding="0cm" loext:border="none"/>
    </style:style>
    <style:style style:name="T64" style:family="text">
      <style:text-properties fo:font-variant="normal" fo:text-transform="none" fo:color="#000000" style:font-name="Source Serif Pro" fo:font-size="12pt" fo:letter-spacing="normal" fo:font-style="normal" fo:font-weight="bold" officeooo:rsid="003a265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65" style:family="text">
      <style:text-properties fo:font-variant="normal" fo:text-transform="none" fo:color="#000000" style:font-name="Source Serif Pro" fo:font-size="12pt" fo:letter-spacing="normal" fo:font-style="normal" fo:font-weight="bold" officeooo:rsid="0050e0ae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6" style:family="text">
      <style:text-properties fo:font-variant="normal" fo:text-transform="none" fo:color="#000000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7" style:family="text">
      <style:text-properties fo:font-variant="normal" fo:text-transform="none" fo:color="#000000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68" style:family="text">
      <style:text-properties fo:font-variant="normal" fo:text-transform="none" fo:color="#000000" style:font-name="Source Serif Pro" fo:font-size="12pt" fo:letter-spacing="normal" fo:font-style="normal" fo:font-weight="normal" officeooo:rsid="003a265c" style:font-size-asian="10.5pt" style:font-weight-asian="normal" style:font-size-complex="12pt" style:font-weight-complex="normal" loext:padding="0cm" loext:border="none"/>
    </style:style>
    <style:style style:name="T69" style:family="text">
      <style:text-properties fo:font-variant="normal" fo:text-transform="none" fo:color="#000000" style:font-name="Source Serif Pro" fo:font-size="12pt" fo:letter-spacing="normal" fo:font-style="normal" fo:font-weight="normal" officeooo:rsid="00421d92" style:font-size-asian="10.5pt" style:font-weight-asian="normal" style:font-size-complex="12pt" style:font-weight-complex="normal" loext:padding="0cm" loext:border="none"/>
    </style:style>
    <style:style style:name="T70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1" style:family="text">
      <style:text-properties fo:font-variant="normal" fo:text-transform="none" fo:color="#000000" style:font-name="Source Serif Pro" fo:font-size="12pt" fo:letter-spacing="normal" fo:font-style="normal" fo:font-weight="normal" officeooo:rsid="003a265c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style:font-name="Source Serif Pro" fo:font-size="12pt" fo:letter-spacing="normal" fo:font-style="normal" fo:font-weight="normal" officeooo:rsid="0045cd2b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style:font-name="Source Serif Pro" fo:font-size="12pt" fo:letter-spacing="normal" fo:font-style="normal" fo:font-weight="normal" officeooo:rsid="004896a7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4" style:family="text">
      <style:text-properties fo:font-variant="normal" fo:text-transform="none" fo:color="#000000" style:font-name="Source Serif Pro" fo:font-size="12pt" fo:letter-spacing="normal" fo:font-style="normal" fo:font-weight="normal" officeooo:rsid="00540c0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5" style:family="text">
      <style:text-properties fo:font-variant="normal" fo:text-transform="none" fo:color="#000000" style:font-name="Source Serif Pro" fo:font-size="12pt" fo:letter-spacing="normal" fo:font-style="normal" fo:font-weight="normal" officeooo:rsid="00576eee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6" style:family="text">
      <style:text-properties fo:font-variant="normal" fo:text-transform="none" fo:color="#000000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7" style:family="text">
      <style:text-properties fo:font-variant="normal" fo:text-transform="none" fo:color="#000000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8" style:family="text">
      <style:text-properties fo:font-variant="normal" fo:text-transform="none" fo:color="#000000" style:font-name="Source Serif Pro" fo:font-size="12pt" fo:letter-spacing="normal" fo:font-style="normal" fo:font-weight="normal" officeooo:rsid="0072875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79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34c11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80" style:family="text">
      <style:text-properties fo:font-variant="normal" fo:text-transform="none" fo:color="#000000" style:font-name="Source Serif Pro" fo:font-size="12.6999998092651pt" fo:letter-spacing="normal" fo:font-style="normal" fo:font-weight="bold" officeooo:rsid="0045cd2b" fo:background-color="#ffffff" loext:char-shading-value="0" style:font-size-asian="12.6999998092651pt" style:font-style-asian="normal" style:font-weight-asian="bold" style:font-size-complex="12.6999998092651pt" style:font-style-complex="normal" style:font-weight-complex="bold" loext:padding="0cm" loext:border="none"/>
    </style:style>
    <style:style style:name="T81" style:family="text">
      <style:text-properties fo:font-variant="normal" fo:text-transform="none" fo:color="#000000" style:font-name="Source Serif Pro" fo:font-size="11.2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2" style:family="text">
      <style:text-properties fo:font-variant="normal" fo:text-transform="none" fo:color="#000000" style:font-name="Source Serif Pro" fo:font-size="12.75pt" fo:letter-spacing="normal" fo:font-style="normal" fo:font-weight="bold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3" style:family="text">
      <style:text-properties fo:font-variant="normal" fo:text-transform="none" fo:color="#000000" style:font-name="Source Serif Pro" fo:font-size="12.75pt" fo:letter-spacing="normal" fo:font-style="normal" fo:font-weight="normal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4" style:family="text">
      <style:text-properties fo:font-variant="normal" fo:text-transform="none" fo:color="#000000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5" style:family="text">
      <style:text-properties fo:font-variant="normal" fo:text-transform="none" fo:color="#000000" style:font-name="Source Serif Pro" fo:font-size="12.75pt" fo:letter-spacing="normal" fo:font-style="normal" fo:font-weight="normal" officeooo:rsid="006b1e68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86" style:family="text">
      <style:text-properties fo:font-variant="normal" fo:text-transform="none" fo:color="#000000" style:font-name="Source Serif Pro" fo:font-size="25pt" fo:letter-spacing="normal" fo:font-style="normal" fo:font-weight="normal" officeooo:rsid="004896a7" fo:background-color="#ffffff" loext:char-shading-value="0" style:font-size-asian="25pt" style:font-style-asian="normal" style:font-weight-asian="normal" style:font-size-complex="25pt" style:font-style-complex="normal" style:font-weight-complex="normal" loext:padding="0cm" loext:border="none"/>
    </style:style>
    <style:style style:name="T87" style:family="text">
      <style:text-properties fo:font-variant="normal" fo:text-transform="none" fo:color="#000000" style:font-name="Source Serif Pro" fo:font-size="14pt" fo:letter-spacing="normal" fo:font-style="normal" fo:font-weight="bold" officeooo:rsid="004e668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8" style:family="text">
      <style:text-properties fo:font-variant="normal" fo:text-transform="none" fo:color="#000000" style:font-name="Source Serif Pro" fo:font-size="14pt" fo:letter-spacing="normal" fo:font-style="normal" fo:font-weight="bold" officeooo:rsid="004896a7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9" style:family="text">
      <style:text-properties fo:font-variant="normal" fo:text-transform="none" fo:color="#000000" style:font-name="Source Serif Pro1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0" style:family="text">
      <style:text-properties fo:font-variant="normal" fo:text-transform="none" fo:color="#000000" style:font-name="Source Serif Pro1" fo:font-size="13.5pt" fo:letter-spacing="normal" fo:font-style="normal" fo:font-weight="bold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1" style:family="text">
      <style:text-properties fo:font-variant="normal" fo:text-transform="none" fo:color="#000000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2" style:family="text">
      <style:text-properties fo:font-variant="normal" fo:text-transform="none" fo:color="#000000" style:font-name="Source Serif Pro1" fo:font-size="13.5pt" fo:letter-spacing="normal" fo:font-style="normal" fo:font-weight="normal" fo:background-color="#ffffff" loext:char-shading-value="0"/>
    </style:style>
    <style:style style:name="T93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style-complex="normal" loext:padding="0cm" loext:border="none"/>
    </style:style>
    <style:style style:name="T94" style:family="text">
      <style:text-properties fo:font-variant="normal" fo:text-transform="none" fo:color="#000000" style:font-name="Source Serif Pro1" fo:font-size="13.5pt" fo:letter-spacing="normal" fo:font-style="normal" fo:font-weight="normal" officeooo:rsid="00608f67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5" style:family="text">
      <style:text-properties fo:font-variant="normal" fo:text-transform="none" fo:color="#000000" style:font-name="Source Serif Pro1" fo:font-size="13.5pt" fo:letter-spacing="normal" fo:font-style="normal" fo:font-weight="normal" officeooo:rsid="00771ab9" fo:background-color="#ffffff" loext:char-shading-value="0" style:font-style-asian="normal" style:font-weight-asian="normal" style:font-style-complex="normal" style:font-weight-complex="normal" loext:padding="0cm" loext:border="none"/>
    </style:style>
    <style:style style:name="T96" style:family="text">
      <style:text-properties fo:font-variant="normal" fo:text-transform="none" fo:color="#000000" style:font-name="Source Serif Pro1" fo:font-size="13.5pt" fo:letter-spacing="normal" fo:font-style="normal" fo:font-weight="normal" officeooo:rsid="00803ef2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97" style:family="text">
      <style:text-properties fo:font-variant="normal" fo:text-transform="none" fo:color="#000000" style:font-name="Source Serif Pro1" fo:font-size="13.5pt" fo:letter-spacing="normal" fo:font-style="normal" fo:font-weight="normal" officeooo:rsid="009b0980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8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9" style:family="text">
      <style:text-properties fo:font-variant="normal" fo:text-transform="none" fo:color="#000000" style:font-name="Source Serif Pro1" fo:font-size="13.5pt" fo:letter-spacing="normal" fo:font-style="normal" fo:font-weight="normal" officeooo:rsid="00a17bc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0" style:family="text">
      <style:text-properties fo:font-variant="normal" fo:text-transform="none" fo:color="#000000" style:font-name="Source Serif Pro1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1" style:family="text">
      <style:text-properties fo:font-variant="normal" fo:text-transform="none" fo:color="#000000" style:font-name="Source Serif Pro1" fo:font-size="13.5pt" fo:letter-spacing="normal" fo:font-style="normal" fo:font-weight="normal" officeooo:rsid="00a6744b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2" style:family="text">
      <style:text-properties fo:font-variant="normal" fo:text-transform="none" fo:color="#000000" style:font-name="Source Serif Pro1" fo:font-size="13.5pt" fo:letter-spacing="normal" fo:font-style="normal" fo:font-weight="normal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03" style:family="text">
      <style:text-properties fo:font-variant="normal" fo:text-transform="none" fo:color="#000000" style:font-name="Source Serif Pro1" fo:font-size="13.5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4" style:family="text">
      <style:text-properties fo:font-variant="normal" fo:text-transform="none" fo:color="#000000" style:font-name="Source Serif Pro1" fo:font-size="13.5pt" fo:letter-spacing="normal" fo:font-style="normal" fo:font-weight="normal" officeooo:rsid="008b7969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5" style:family="text">
      <style:text-properties fo:font-variant="normal" fo:text-transform="none" fo:color="#000000" style:font-name="Source Serif Pro1" fo:font-size="13.5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6" style:family="text">
      <style:text-properties fo:font-variant="normal" fo:text-transform="none" fo:color="#000000" style:font-name="Source Serif Pro1" fo:font-size="13.5pt" fo:letter-spacing="normal" fo:font-style="normal" fo:font-weight="normal" officeooo:rsid="00933d38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000000" style:font-name="Source Serif Pro1" fo:font-size="13.5pt" fo:letter-spacing="normal" fo:font-style="normal" fo:font-weight="normal" officeooo:rsid="0093871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000000" style:font-name="Source Serif Pro1" fo:font-size="13.5pt" fo:letter-spacing="normal" fo:font-style="normal" fo:font-weight="normal" officeooo:rsid="00957f0f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9" style:family="text">
      <style:text-properties fo:font-variant="normal" fo:text-transform="none" fo:color="#000000" style:font-name="Source Serif Pro1" fo:font-size="13.5pt" fo:letter-spacing="normal" fo:font-style="normal" fo:font-weight="normal" officeooo:rsid="00968e1d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000000" style:font-name="Source Serif Pro1" fo:font-size="13.5pt" fo:letter-spacing="normal" fo:font-style="normal" fo:font-weight="normal" officeooo:rsid="0097158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000000" style:font-name="Source Serif Pro1" fo:font-size="13.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12" style:family="text">
      <style:text-properties fo:font-variant="normal" fo:text-transform="none" fo:color="#000000" style:font-name="Source Serif Pro1" fo:font-size="13.5pt" fo:letter-spacing="normal" fo:font-style="normal" fo:font-weight="normal" officeooo:rsid="00c3d43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13" style:family="text">
      <style:text-properties fo:font-variant="normal" fo:text-transform="none" fo:color="#000000" style:font-name="Source Serif Pro1" fo:font-size="13.5pt" fo:letter-spacing="normal" fo:font-style="normal" fo:font-weight="normal" officeooo:rsid="00c428b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14" style:family="text">
      <style:text-properties fo:font-variant="normal" fo:text-transform="none" fo:color="#000000" style:font-name="Source Serif Pro1" fo:font-size="13.5pt" fo:letter-spacing="normal" fo:font-style="normal" fo:font-weight="normal" officeooo:rsid="00c534b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15" style:family="text">
      <style:text-properties fo:font-variant="normal" fo:text-transform="none" fo:color="#000000" style:font-name="Source Serif Pro1" fo:font-size="13.5pt" fo:letter-spacing="normal" fo:font-style="normal" fo:font-weight="normal" officeooo:rsid="00c8973c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16" style:family="text">
      <style:text-properties fo:font-variant="normal" fo:text-transform="none" fo:color="#000000" style:font-name="Source Serif Pro1" fo:font-size="13.5pt" fo:letter-spacing="normal" fo:font-style="normal" fo:font-weight="normal" officeooo:rsid="00cb4de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17" style:family="text">
      <style:text-properties fo:font-variant="normal" fo:text-transform="none" fo:color="#000000" style:font-name="Source Serif Pro1" fo:font-size="13.5pt" fo:letter-spacing="normal" fo:font-style="normal" fo:font-weight="normal" officeooo:rsid="00ceace5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18" style:family="text">
      <style:text-properties fo:font-variant="normal" fo:text-transform="none" fo:color="#000000" style:font-name="Source Serif Pro1" fo:font-size="13.5pt" fo:letter-spacing="normal" fo:font-style="normal" fo:font-weight="normal" officeooo:rsid="00d2100e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19" style:family="text">
      <style:text-properties fo:font-variant="normal" fo:text-transform="none" fo:color="#000000" style:font-name="Source Serif Pro1" fo:font-size="13.5pt" fo:letter-spacing="normal" fo:font-style="normal" fo:font-weight="normal" officeooo:rsid="00d3e0b0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0" style:family="text">
      <style:text-properties fo:font-variant="normal" fo:text-transform="none" fo:color="#000000" style:font-name="Source Serif Pro1" fo:font-size="13.5pt" fo:letter-spacing="normal" fo:font-style="normal" fo:font-weight="normal" officeooo:rsid="00d5c650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1" style:family="text">
      <style:text-properties fo:font-variant="normal" fo:text-transform="none" fo:color="#000000" style:font-name="Source Serif Pro1" fo:font-size="13.5pt" fo:letter-spacing="normal" fo:font-style="normal" fo:font-weight="normal" officeooo:rsid="00d69eeb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22" style:family="text">
      <style:text-properties fo:font-variant="normal" fo:text-transform="none" fo:color="#000000" style:font-name="Source Serif Pro1" fo:font-size="13.5pt" fo:letter-spacing="normal" fo:font-style="normal" officeooo:rsid="00608f67" fo:background-color="#ffffff" loext:char-shading-value="0" style:font-style-asian="normal" style:font-style-complex="normal" loext:padding="0cm" loext:border="none"/>
    </style:style>
    <style:style style:name="T123" style:family="text">
      <style:text-properties fo:font-variant="normal" fo:text-transform="none" fo:color="#000000" style:font-name="Source Serif Pro1" fo:font-size="13.5pt" fo:letter-spacing="normal" fo:font-style="normal" officeooo:rsid="00be9c52" fo:background-color="#ffffff" loext:char-shading-value="0" style:font-size-asian="14pt" style:font-size-complex="14pt" loext:padding="0cm" loext:border="none"/>
    </style:style>
    <style:style style:name="T124" style:family="text">
      <style:text-properties fo:font-variant="normal" fo:text-transform="none" fo:color="#000000" style:font-name="Source Serif Pro1" fo:font-size="14pt" fo:letter-spacing="normal" fo:font-style="normal" fo:font-weight="bold" officeooo:rsid="00803ef2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5" style:family="text">
      <style:text-properties fo:font-variant="normal" fo:text-transform="none" fo:color="#000000" style:font-name="Source Serif Pro1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6" style:family="text">
      <style:text-properties fo:font-variant="normal" fo:text-transform="none" fo:color="#000000" style:font-name="Source Serif Pro1" fo:font-size="14pt" fo:letter-spacing="normal" fo:font-style="normal" fo:font-weight="normal" officeooo:rsid="00803ef2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7" style:family="text">
      <style:text-properties fo:font-variant="normal" fo:text-transform="none" fo:color="#000000" style:font-name="Source Serif Pro1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8" style:family="text">
      <style:text-properties fo:font-variant="normal" fo:text-transform="none" fo:color="#000000" style:font-name="Source Serif Pro1" fo:font-size="14pt" fo:letter-spacing="normal" fo:font-style="normal" fo:font-weight="normal" officeooo:rsid="0086824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29" style:family="text">
      <style:text-properties fo:font-variant="normal" fo:text-transform="none" fo:color="#000000" style:font-name="Source Serif Pro1" fo:font-size="14pt" fo:letter-spacing="normal" fo:font-style="normal" fo:font-weight="normal" officeooo:rsid="0088330e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0" style:family="text">
      <style:text-properties fo:font-variant="normal" fo:text-transform="none" fo:color="#000000" style:font-name="Source Serif Pro1" fo:font-size="13pt" fo:letter-spacing="normal" fo:font-style="normal" fo:font-weight="normal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31" style:family="text">
      <style:text-properties fo:font-variant="normal" fo:text-transform="none" fo:color="#000000" style:font-name="Source Serif Pro1" fo:font-size="13pt" fo:letter-spacing="normal" fo:font-style="normal" fo:font-weight="normal" officeooo:rsid="0099483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32" style:family="text">
      <style:text-properties fo:font-variant="normal" fo:text-transform="none" fo:color="#000000" style:font-name="Source Serif Pro1" fo:font-size="13pt" fo:letter-spacing="normal" fo:font-style="normal" fo:font-weight="normal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33" style:family="text">
      <style:text-properties fo:font-variant="normal" fo:text-transform="none" fo:color="#000000" style:font-name="Source Serif Pro1" fo:font-size="13pt" fo:letter-spacing="normal" fo:font-style="normal" fo:font-weight="bold" officeooo:rsid="00803ef2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34" style:family="text">
      <style:text-properties fo:font-variant="normal" fo:text-transform="none" fo:color="#000000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35" style:family="text">
      <style:text-properties fo:font-variant="normal" fo:text-transform="none" fo:color="#000000" style:font-name="Consolas" fo:font-size="13.5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6" style:family="text">
      <style:text-properties fo:font-variant="normal" fo:text-transform="none" fo:color="#000000" fo:font-size="14pt" fo:letter-spacing="normal" fo:font-style="normal" fo:font-weight="normal" officeooo:rsid="0085e0e4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8" style:family="text">
      <style:text-properties fo:font-variant="normal" fo:text-transform="none" fo:color="#000000" style:font-name="Open San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9" style:family="text">
      <style:text-properties fo:font-variant="normal" fo:text-transform="none" fo:color="#000000" style:font-name="consolas" fo:font-size="14pt" fo:letter-spacing="normal" fo:font-style="normal" fo:font-weight="normal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40" style:family="text">
      <style:text-properties fo:font-variant="normal" fo:text-transform="none" fo:color="#000000" fo:font-size="13pt" fo:letter-spacing="normal" fo:font-style="normal" fo:font-weight="bold" officeooo:rsid="00933d38" fo:background-color="#ffffff" loext:char-shading-value="0" style:font-size-asian="11.3500003814697pt" style:font-style-asian="normal" style:font-weight-asian="bold" style:font-size-complex="13pt" style:font-style-complex="normal" style:font-weight-complex="bold" loext:padding="0cm" loext:border="none"/>
    </style:style>
    <style:style style:name="T141" style:family="text">
      <style:text-properties fo:font-variant="normal" fo:text-transform="none" fo:color="#0077aa" fo:font-size="13.5pt" fo:letter-spacing="normal" fo:font-style="normal" fo:font-weight="bold" style:font-weight-asian="bold" style:font-weight-complex="bold"/>
    </style:style>
    <style:style style:name="T142" style:family="text">
      <style:text-properties fo:font-variant="normal" fo:text-transform="none" fo:color="#0077aa" fo:font-size="13.5pt" fo:letter-spacing="normal" fo:font-style="normal" fo:font-weight="bold" officeooo:rsid="001cad3e" style:font-weight-asian="bold" style:font-weight-complex="bold"/>
    </style:style>
    <style:style style:name="T143" style:family="text">
      <style:text-properties fo:font-variant="normal" fo:text-transform="none" fo:color="#0077aa" fo:font-size="13.5pt" fo:letter-spacing="normal" fo:font-style="normal" fo:font-weight="bold" fo:background-color="#ffffff" loext:char-shading-value="0" style:font-weight-asian="bold" style:font-weight-complex="bold"/>
    </style:style>
    <style:style style:name="T144" style:family="text">
      <style:text-properties fo:font-variant="normal" fo:text-transform="none" fo:color="#0077aa" fo:font-size="13.5pt" fo:letter-spacing="normal" fo:font-style="normal" fo:font-weight="normal" style:font-weight-asian="bold" style:font-weight-complex="bold"/>
    </style:style>
    <style:style style:name="T145" style:family="text">
      <style:text-properties fo:font-variant="normal" fo:text-transform="none" fo:color="#0077aa" style:font-name="Source Serif Pro" fo:font-size="13.5pt" fo:letter-spacing="normal" fo:font-style="normal" fo:font-weight="bold" officeooo:rsid="00201ef3" fo:background-color="#ffffff" loext:char-shading-value="0" style:font-weight-asian="bold" style:font-weight-complex="bold" loext:padding="0cm" loext:border="none"/>
    </style:style>
    <style:style style:name="T146" style:family="text">
      <style:text-properties fo:font-variant="normal" fo:text-transform="none" fo:color="#0077aa" style:font-name="Source Serif Pro" fo:font-size="13.5pt" fo:letter-spacing="normal" fo:font-style="normal" fo:font-weight="bold" officeooo:rsid="001cad3e" fo:background-color="#ffffff" loext:char-shading-value="0" style:font-weight-asian="bold" style:font-weight-complex="bold" loext:padding="0cm" loext:border="none"/>
    </style:style>
    <style:style style:name="T147" style:family="text">
      <style:text-properties fo:font-variant="normal" fo:text-transform="none" fo:color="#0077aa" style:font-name="Source Serif Pro" fo:font-size="13.5pt" fo:letter-spacing="normal" fo:font-style="normal" fo:font-weight="bold" officeooo:rsid="001f3fa9" fo:background-color="#ffffff" loext:char-shading-value="0" style:font-weight-asian="bold" style:font-weight-complex="bold" loext:padding="0cm" loext:border="none"/>
    </style:style>
    <style:style style:name="T148" style:family="text">
      <style:text-properties fo:font-variant="normal" fo:text-transform="none" fo:color="#0077aa" style:font-name="Source Serif Pro" fo:font-size="13.5pt" fo:letter-spacing="normal" fo:font-style="normal" fo:font-weight="bold" officeooo:rsid="0021a4be" fo:background-color="#ffffff" loext:char-shading-value="0" style:font-weight-asian="bold" style:font-weight-complex="bold" loext:padding="0cm" loext:border="none"/>
    </style:style>
    <style:style style:name="T149" style:family="text">
      <style:text-properties fo:font-variant="normal" fo:text-transform="none" fo:color="#0077aa" style:font-name="Source Serif Pro" fo:font-size="13.5pt" fo:letter-spacing="normal" fo:font-style="normal" fo:font-weight="bold" officeooo:rsid="00205995" fo:background-color="#ffffff" loext:char-shading-value="0" style:font-weight-asian="bold" style:font-weight-complex="bold" loext:padding="0cm" loext:border="none"/>
    </style:style>
    <style:style style:name="T150" style:family="text">
      <style:text-properties fo:font-variant="normal" fo:text-transform="none" fo:color="#0077aa" style:font-name="Source Serif Pro" fo:font-size="13.5pt" fo:letter-spacing="normal" fo:font-style="normal" fo:font-weight="normal" loext:padding="0cm" loext:border="none"/>
    </style:style>
    <style:style style:name="T151" style:family="text">
      <style:text-properties fo:font-variant="normal" fo:text-transform="none" fo:color="#0077aa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52" style:family="text">
      <style:text-properties fo:font-variant="normal" fo:text-transform="none" fo:color="#0077aa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53" style:family="text">
      <style:text-properties fo:font-variant="normal" fo:text-transform="none" fo:color="#0077aa" style:font-name="Consolas" fo:font-size="13.5pt" fo:letter-spacing="normal" fo:font-style="normal" fo:font-weight="normal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54" style:family="text">
      <style:text-properties fo:font-variant="normal" fo:text-transform="none" fo:color="#0077aa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55" style:family="text">
      <style:text-properties fo:font-variant="normal" fo:text-transform="none" fo:color="#999999" style:font-name="Source Serif Pro" fo:font-size="13.5pt" fo:letter-spacing="normal" fo:font-style="normal" fo:font-weight="normal" loext:padding="0cm" loext:border="none"/>
    </style:style>
    <style:style style:name="T156" style:family="text">
      <style:text-properties fo:font-variant="normal" fo:text-transform="none" fo:color="#999999" style:font-name="Source Serif Pro" fo:font-size="13.5pt" fo:letter-spacing="normal" fo:font-style="normal" fo:font-weight="normal" officeooo:rsid="002d8038" loext:padding="0cm" loext:border="none"/>
    </style:style>
    <style:style style:name="T157" style:family="text">
      <style:text-properties fo:font-variant="normal" fo:text-transform="none" fo:color="#999999" style:font-name="Source Serif Pro" fo:font-size="13.5pt" fo:letter-spacing="normal" fo:font-style="normal" fo:font-weight="normal" officeooo:rsid="0031060e" loext:padding="0cm" loext:border="none"/>
    </style:style>
    <style:style style:name="T158" style:family="text">
      <style:text-properties fo:font-variant="normal" fo:text-transform="none" fo:color="#999999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159" style:family="text">
      <style:text-properties fo:font-variant="normal" fo:text-transform="none" fo:color="#999999" style:font-name="Source Serif Pro" fo:font-size="13.5pt" fo:letter-spacing="normal" fo:font-style="normal" style:text-underline-style="none" fo:font-weight="normal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60" style:family="text">
      <style:text-properties fo:font-variant="normal" fo:text-transform="none" fo:color="#999999" style:font-name="Source Serif Pro" fo:font-size="12pt" fo:letter-spacing="normal" fo:font-style="normal" fo:font-weight="normal" style:font-size-asian="12pt" style:font-size-complex="12pt" loext:padding="0cm" loext:border="none"/>
    </style:style>
    <style:style style:name="T161" style:family="text">
      <style:text-properties fo:font-variant="normal" fo:text-transform="none" fo:color="#99999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2" style:family="text">
      <style:text-properties fo:font-variant="normal" fo:text-transform="none" fo:color="#999999" style:font-name="Consolas" fo:font-size="13.5pt" fo:letter-spacing="normal" fo:font-style="normal" fo:font-weight="normal" officeooo:rsid="00ade0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6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64" style:family="text">
      <style:text-properties fo:font-variant="normal" fo:text-transform="none" fo:color="#808080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65" style:family="text">
      <style:text-properties fo:font-variant="normal" fo:text-transform="none" fo:color="#808080" style:font-name="Source Serif Pro" fo:font-size="11pt" fo:letter-spacing="normal" fo:font-style="normal" fo:font-weight="normal" officeooo:rsid="003772cf" style:font-size-asian="11pt" style:font-style-asian="normal" style:font-size-complex="11pt" style:font-style-complex="normal" loext:padding="0cm" loext:border="none"/>
    </style:style>
    <style:style style:name="T166" style:family="text">
      <style:text-properties fo:font-variant="normal" fo:text-transform="none" fo:color="#666666" style:text-line-through-style="none" style:text-line-through-type="none" style:font-name="Source Serif Pro" fo:font-size="12pt" fo:letter-spacing="normal" fo:font-style="normal" style:text-underline-style="none" fo:font-weight="normal" officeooo:rsid="00434c11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666666" style:text-line-through-style="none" style:text-line-through-type="none" style:font-name="Source Serif Pro" fo:font-size="11.25pt" fo:letter-spacing="normal" fo:font-style="normal" style:text-underline-style="none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68" style:family="text">
      <style:text-properties fo:font-variant="normal" fo:text-transform="none" fo:color="#666666" style:font-name="Source Serif Pro" fo:font-size="12pt" fo:letter-spacing="normal" fo:font-style="normal" fo:font-weight="normal" officeooo:rsid="001cad3e" style:font-size-asian="12pt" style:font-weight-asian="bold" style:font-size-complex="12pt" style:font-weight-complex="bold"/>
    </style:style>
    <style:style style:name="T169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bold" style:font-size-complex="12pt" style:font-weight-complex="bold"/>
    </style:style>
    <style:style style:name="T170" style:family="text">
      <style:text-properties fo:font-variant="normal" fo:text-transform="none" fo:color="#666666" style:font-name="Source Serif Pro" fo:font-size="12pt" fo:letter-spacing="normal" fo:font-style="normal" fo:font-weight="normal" officeooo:rsid="002a5276" fo:background-color="#ffffff" loext:char-shading-value="0" style:font-size-asian="12pt" style:font-weight-asian="normal" style:font-size-complex="12pt" style:font-weight-complex="normal"/>
    </style:style>
    <style:style style:name="T171" style:family="text">
      <style:text-properties fo:font-variant="normal" fo:text-transform="none" fo:color="#666666" style:font-name="Source Serif Pro" fo:font-size="12pt" fo:letter-spacing="normal" fo:font-style="normal" fo:font-weight="normal" officeooo:rsid="001cad3e" fo:background-color="#ffffff" loext:char-shading-value="0" style:font-size-asian="12pt" style:font-weight-asian="normal" style:font-size-complex="12pt" style:font-weight-complex="normal"/>
    </style:style>
    <style:style style:name="T172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/>
    </style:style>
    <style:style style:name="T173" style:family="text">
      <style:text-properties fo:font-variant="normal" fo:text-transform="none" fo:color="#666666" style:font-name="Source Serif Pro" fo:font-size="12pt" fo:letter-spacing="normal" fo:font-style="normal" fo:font-weight="normal" officeooo:rsid="001e185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74" style:family="text">
      <style:text-properties fo:font-variant="normal" fo:text-transform="none" fo:color="#666666" style:font-name="Source Serif Pro" fo:font-size="12pt" fo:letter-spacing="normal" fo:font-style="normal" fo:font-weight="bold" officeooo:rsid="004896a7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5" style:family="text">
      <style:text-properties fo:font-variant="normal" fo:text-transform="none" fo:color="#666666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76" style:family="text">
      <style:text-properties fo:font-variant="normal" fo:text-transform="none" fo:color="#666666" style:font-name="Source Serif Pro" fo:font-size="11.2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77" style:family="text">
      <style:text-properties fo:font-variant="normal" fo:text-transform="none" fo:color="#666666" style:font-name="Source Serif Pro" fo:font-size="11.25pt" fo:letter-spacing="normal" fo:font-style="normal" fo:font-weight="normal" officeooo:rsid="0044b686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78" style:family="text">
      <style:text-properties fo:font-variant="normal" fo:text-transform="none" fo:color="#666666" style:font-name="Source Serif Pro" fo:font-size="12.75pt" fo:letter-spacing="normal" fo:font-style="normal" fo:font-weight="normal" officeooo:rsid="00434c11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79" style:family="text">
      <style:text-properties fo:font-variant="normal" fo:text-transform="none" fo:color="#666666" style:font-name="Source Serif Pro" fo:font-size="12.75pt" fo:letter-spacing="normal" fo:font-style="normal" fo:font-weight="normal" officeooo:rsid="0045cd2b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0" style:family="text">
      <style:text-properties fo:font-variant="normal" fo:text-transform="none" fo:color="#666666" style:font-name="Source Serif Pro" fo:font-size="12.75pt" fo:letter-spacing="normal" fo:font-style="normal" fo:font-weight="bold" officeooo:rsid="00469bf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1" style:family="text">
      <style:text-properties fo:font-variant="normal" fo:text-transform="none" fo:color="#666666" style:font-name="Source Serif Pro" fo:font-size="12.75pt" fo:letter-spacing="normal" fo:font-style="normal" fo:font-weight="bold" officeooo:rsid="006ab815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182" style:family="text">
      <style:text-properties fo:font-variant="normal" fo:text-transform="none" fo:color="#666666" style:font-name="Source Serif Pro" fo:font-size="25pt" fo:letter-spacing="normal" fo:font-style="normal" fo:font-weight="bold" officeooo:rsid="004896a7" fo:background-color="#ffffff" loext:char-shading-value="0" style:font-size-asian="25pt" style:font-style-asian="normal" style:font-weight-asian="bold" style:font-size-complex="25pt" style:font-style-complex="normal" style:font-weight-complex="bold" loext:padding="0cm" loext:border="none"/>
    </style:style>
    <style:style style:name="T183" style:family="text">
      <style:text-properties fo:font-variant="normal" fo:text-transform="none" fo:color="#83ad6d" fo:font-size="13.5pt" fo:letter-spacing="normal" fo:font-style="normal" fo:font-weight="normal" style:font-weight-asian="bold" style:font-weight-complex="bold"/>
    </style:style>
    <style:style style:name="T184" style:family="text">
      <style:text-properties fo:font-variant="normal" fo:text-transform="none" fo:color="#83ad6d" style:font-name="Source Serif Pro1" fo:font-size="12.75pt" fo:letter-spacing="normal" fo:font-style="normal" fo:font-weight="normal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185" style:family="text">
      <style:text-properties fo:font-variant="normal" fo:text-transform="none" fo:font-size="13.5pt" fo:letter-spacing="normal" fo:font-style="normal" fo:font-weight="normal" style:font-weight-asian="bold" style:font-weight-complex="bold"/>
    </style:style>
    <style:style style:name="T186" style:family="text">
      <style:text-properties fo:font-variant="normal" fo:text-transform="none" fo:color="#ce181e" fo:font-size="13.5pt" fo:letter-spacing="normal" fo:font-style="normal" fo:background-color="#ffffff" loext:char-shading-value="0" style:font-weight-asian="bold" style:font-weight-complex="bold"/>
    </style:style>
    <style:style style:name="T187" style:family="text">
      <style:text-properties fo:font-variant="normal" fo:text-transform="none" fo:color="#ce181e" style:font-name="Source Serif Pro1" fo:font-size="13.5pt" fo:letter-spacing="normal" fo:font-style="normal" fo:font-weight="bold" officeooo:rsid="00c3d434" fo:background-color="#ffffff" loext:char-shading-value="0" style:font-size-asian="14pt" style:font-weight-asian="bold" style:font-size-complex="14pt" style:font-weight-complex="bold" loext:padding="0cm" loext:border="none"/>
    </style:style>
    <style:style style:name="T188" style:family="text">
      <style:text-properties fo:font-variant="normal" fo:text-transform="none" fo:color="#669900" style:font-name="Source Serif Pro" fo:font-size="13.5pt" fo:letter-spacing="normal" fo:font-style="normal" fo:font-weight="normal" loext:padding="0cm" loext:border="none"/>
    </style:style>
    <style:style style:name="T189" style:family="text">
      <style:text-properties fo:font-variant="normal" fo:text-transform="none" fo:color="#669900" style:font-name="Source Serif Pro" fo:font-size="13.5pt" fo:letter-spacing="normal" fo:font-style="normal" fo:font-weight="normal" officeooo:rsid="0031060e" loext:padding="0cm" loext:border="none"/>
    </style:style>
    <style:style style:name="T190" style:family="text">
      <style:text-properties fo:font-variant="normal" fo:text-transform="none" fo:color="#669900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1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92" style:family="text">
      <style:text-properties fo:font-variant="normal" fo:text-transform="none" fo:color="#21409a" style:font-name="Source Serif Pro" fo:font-size="13.5pt" fo:letter-spacing="normal" fo:font-style="normal" fo:font-weight="bold" officeooo:rsid="0031060e" style:font-weight-asian="bold" style:font-weight-complex="bold" loext:padding="0cm" loext:border="none"/>
    </style:style>
    <style:style style:name="T193" style:family="text">
      <style:text-properties fo:font-variant="normal" fo:text-transform="none" fo:color="#21409a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194" style:family="text">
      <style:text-properties fo:font-variant="normal" fo:text-transform="none" fo:color="#21409a" style:font-name="Source Serif Pro" fo:font-size="20pt" fo:letter-spacing="normal" fo:font-style="normal" fo:font-weight="bold" officeooo:rsid="0031060e" style:font-size-asian="20pt" style:font-weight-asian="bold" style:font-size-complex="20pt" style:font-weight-complex="bold" loext:padding="0cm" loext:border="none"/>
    </style:style>
    <style:style style:name="T195" style:family="text">
      <style:text-properties fo:font-variant="normal" fo:text-transform="none" fo:color="#680059" style:font-name="Source Serif Pro" fo:font-size="13.5pt" fo:letter-spacing="normal" fo:font-style="normal" fo:font-weight="normal" officeooo:rsid="00352586" loext:padding="0cm" loext:border="none"/>
    </style:style>
    <style:style style:name="T196" style:family="text">
      <style:text-properties fo:font-variant="normal" fo:text-transform="none" fo:color="#680059" style:font-name="Source Serif Pro" fo:font-size="13.5pt" fo:letter-spacing="normal" fo:font-style="normal" fo:font-weight="bold" officeooo:rsid="006ab815" fo:background-color="#ffffff" loext:char-shading-value="0" style:font-name-asian="Monaco" style:font-style-asian="normal" style:font-weight-asian="bold" style:font-name-complex="Monaco" style:font-style-complex="normal" style:font-weight-complex="bold"/>
    </style:style>
    <style:style style:name="T197" style:family="text">
      <style:text-properties fo:font-variant="normal" fo:text-transform="none" fo:color="#680059" style:font-name="Source Serif Pro" fo:font-size="14pt" fo:letter-spacing="normal" fo:font-style="normal" fo:font-weight="bold" officeooo:rsid="003772c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98" style:family="text">
      <style:text-properties fo:font-variant="normal" fo:text-transform="none" fo:color="#6b6400" style:font-name="Source Serif Pro" fo:font-size="10.5pt" fo:letter-spacing="normal" fo:font-style="normal" fo:font-weight="normal" officeooo:rsid="00331203" fo:background-color="#ffffff" loext:char-shading-value="0" style:font-style-asian="normal" style:font-style-complex="normal" loext:padding="0cm" loext:border="none"/>
    </style:style>
    <style:style style:name="T199" style:family="text">
      <style:text-properties fo:font-variant="normal" fo:text-transform="none" fo:color="#6b6400" style:font-name="Source Serif Pro" fo:font-size="14pt" fo:letter-spacing="normal" fo:font-style="normal" fo:font-weight="bold" officeooo:rsid="0033120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00" style:family="text">
      <style:text-properties fo:font-variant="normal" fo:text-transform="none" fo:color="#6b6400" style:font-name="Source Serif Pro" fo:font-size="12pt" fo:letter-spacing="normal" fo:font-style="normal" fo:font-weight="bold" officeooo:rsid="00331203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01" style:family="text">
      <style:text-properties fo:font-variant="normal" fo:text-transform="none" fo:color="#6b6400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02" style:family="text">
      <style:text-properties fo:font-variant="normal" fo:text-transform="none" fo:color="#6b6400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03" style:family="text">
      <style:text-properties fo:font-variant="normal" fo:text-transform="none" fo:color="#0d1f63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04" style:family="text">
      <style:text-properties fo:font-variant="normal" fo:text-transform="none" fo:color="#0d1f63" style:font-name="Source Serif Pro" fo:font-size="12pt" fo:letter-spacing="normal" fo:font-style="normal" fo:font-weight="bold" officeooo:rsid="004f4273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05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06" style:family="text">
      <style:text-properties fo:font-variant="normal" fo:text-transform="none" fo:color="#0d1f63" style:font-name="Source Serif Pro" fo:font-size="12pt" fo:letter-spacing="normal" fo:font-style="normal" fo:font-weight="bold" officeooo:rsid="00540c0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07" style:family="text">
      <style:text-properties fo:font-variant="normal" fo:text-transform="none" fo:color="#0d1f63" style:font-name="Source Serif Pro" fo:font-size="12pt" fo:letter-spacing="normal" fo:font-style="normal" fo:font-weight="bold" officeooo:rsid="006ab940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08" style:family="text">
      <style:text-properties fo:font-variant="normal" fo:text-transform="none" fo:color="#0d1f63" style:font-name="Source Serif Pro" fo:font-size="12pt" fo:letter-spacing="normal" fo:font-style="normal" fo:font-weight="bold" officeooo:rsid="004e668c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09" style:family="text">
      <style:text-properties fo:font-variant="normal" fo:text-transform="none" fo:color="#0d1f63" style:font-name="Source Serif Pro" fo:font-size="12pt" fo:letter-spacing="normal" fo:font-style="normal" fo:font-weight="normal" officeooo:rsid="004f4273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0d1f63" style:font-name="Source Serif Pro" fo:font-size="12pt" fo:letter-spacing="normal" fo:font-style="normal" fo:font-weight="normal" officeooo:rsid="004e668c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d1f63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d1f63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d1f63" style:font-name="Source Serif Pro" fo:font-size="12pt" fo:letter-spacing="normal" fo:font-style="normal" fo:font-weight="normal" officeooo:rsid="006ab81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d1f63" style:font-name="Source Serif Pro" fo:font-size="14pt" fo:letter-spacing="normal" fo:font-style="normal" fo:font-weight="bold" officeooo:rsid="004f4273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5" style:family="text">
      <style:text-properties fo:font-variant="normal" fo:text-transform="none" fo:color="#0d1f63" style:font-name="Source Serif Pro" fo:font-size="14pt" fo:letter-spacing="normal" fo:font-style="normal" fo:font-weight="bold" officeooo:rsid="005ef583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16" style:family="text">
      <style:text-properties fo:font-variant="normal" fo:text-transform="none" fo:color="#0d1f63" style:font-name="Source Serif Pro1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7" style:family="text">
      <style:text-properties fo:font-variant="normal" fo:text-transform="none" fo:color="#0d1f63" style:font-name="Source Serif Pro1" fo:font-size="13pt" fo:letter-spacing="normal" fo:font-style="normal" fo:font-weight="bold" officeooo:rsid="0085e0e4" fo:background-color="#ffffff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218" style:family="text">
      <style:text-properties fo:font-variant="normal" fo:text-transform="none" fo:color="#0d1f63" style:font-name="Source Serif Pro1" fo:font-size="13.5pt" fo:letter-spacing="normal" fo:font-style="normal" fo:font-weight="bold" officeooo:rsid="0088330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9" style:family="text">
      <style:text-properties fo:font-variant="normal" fo:text-transform="none" fo:color="#0d1f63" style:font-name="Source Serif Pro1" fo:font-size="13.5pt" fo:letter-spacing="normal" fo:font-style="normal" fo:font-weight="bold" officeooo:rsid="00968e1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0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1" style:family="text">
      <style:text-properties fo:font-variant="normal" fo:text-transform="none" fo:color="#0d1f63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2" style:family="text">
      <style:text-properties fo:font-variant="normal" fo:text-transform="none" fo:color="#ba131a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23" style:family="text">
      <style:text-properties fo:font-variant="normal" fo:text-transform="none" fo:color="#ba131a" style:font-name="Source Serif Pro" fo:font-size="12.75pt" fo:letter-spacing="normal" fo:font-style="normal" fo:font-weight="normal" officeooo:rsid="0046c58a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24" style:family="text">
      <style:text-properties fo:font-variant="normal" fo:text-transform="none" fo:color="#ba131a" style:font-name="Source Serif Pro" fo:font-size="12pt" fo:letter-spacing="normal" fo:font-style="normal" fo:font-weight="normal" officeooo:rsid="005ae405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ba131a" style:font-name="Source Serif Pro" fo:font-size="12pt" fo:letter-spacing="normal" fo:font-style="normal" fo:font-weight="normal" officeooo:rsid="005a678d" fo:background-color="#ffffff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226" style:family="text">
      <style:text-properties fo:font-variant="normal" fo:text-transform="none" fo:color="#ba131a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27" style:family="text">
      <style:text-properties fo:font-variant="normal" fo:text-transform="none" fo:color="#ba131a" style:font-name="Source Serif Pro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28" style:family="text">
      <style:text-properties fo:font-variant="normal" fo:text-transform="none" fo:color="#ba131a" fo:font-size="13.5pt" fo:letter-spacing="normal" fo:font-style="normal" fo:background-color="#ffffff" loext:char-shading-value="0" style:font-weight-asian="bold" style:font-weight-complex="bold"/>
    </style:style>
    <style:style style:name="T229" style:family="text">
      <style:text-properties fo:font-variant="normal" fo:text-transform="none" fo:color="#ba131a" fo:font-size="13.5pt" fo:letter-spacing="normal" fo:font-style="normal" fo:font-weight="bold" officeooo:rsid="00608f67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30" style:family="text">
      <style:text-properties fo:font-variant="normal" fo:text-transform="none" fo:color="#ba131a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31" style:family="text">
      <style:text-properties fo:font-variant="normal" fo:text-transform="none" fo:color="#333333" style:font-name="Source Serif Pro" fo:font-size="12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32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/>
    </style:style>
    <style:style style:name="T233" style:family="text">
      <style:text-properties fo:font-variant="normal" fo:text-transform="none" fo:color="#333333" style:font-name="Source Serif Pro" fo:font-size="13.5pt" fo:letter-spacing="normal" fo:font-style="normal" fo:font-weight="normal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34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35" style:family="text">
      <style:text-properties fo:font-variant="normal" fo:text-transform="none" fo:color="#33333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36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/>
    </style:style>
    <style:style style:name="T237" style:family="text">
      <style:text-properties fo:font-variant="normal" fo:text-transform="none" fo:color="#333333" style:font-name="Source Serif Pro" fo:font-size="13.5pt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38" style:family="text">
      <style:text-properties fo:font-variant="normal" fo:text-transform="none" fo:color="#333333" style:font-name="Source Serif Pro" fo:font-size="13.5pt" fo:letter-spacing="normal" fo:font-style="normal" fo:font-weight="normal" style:font-style-asian="normal" style:font-style-complex="normal" loext:padding="0cm" loext:border="none"/>
    </style:style>
    <style:style style:name="T239" style:family="text">
      <style:text-properties fo:font-variant="normal" fo:text-transform="none" fo:color="#333333" style:font-name="Source Serif Pro" fo:font-size="13.5pt" fo:letter-spacing="normal" fo:font-style="normal" fo:font-weight="bold" officeooo:rsid="004e668c" fo:background-color="#ffffff" loext:char-shading-value="0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240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241" style:family="text">
      <style:text-properties fo:font-variant="normal" fo:text-transform="none" style:font-name="Source Serif Pro" fo:font-size="13.5pt" fo:letter-spacing="normal" fo:font-style="normal" fo:font-weight="normal" officeooo:rsid="0031060e" loext:padding="0cm" loext:border="none"/>
    </style:style>
    <style:style style:name="T242" style:family="text">
      <style:text-properties fo:font-variant="normal" fo:text-transform="none" style:font-name="Source Serif Pro" fo:font-size="13.5pt" fo:letter-spacing="normal" fo:font-style="normal" fo:font-weight="normal" officeooo:rsid="0031060e" style:font-weight-asian="normal" style:font-weight-complex="normal" loext:padding="0cm" loext:border="none"/>
    </style:style>
    <style:style style:name="T243" style:family="text">
      <style:text-properties fo:font-variant="normal" fo:text-transform="none" style:font-name="Source Serif Pro" fo:font-size="13.5pt" fo:letter-spacing="normal" fo:font-style="normal" fo:font-weight="normal" officeooo:rsid="00348c26" style:font-weight-asian="normal" style:font-weight-complex="normal" loext:padding="0cm" loext:border="none"/>
    </style:style>
    <style:style style:name="T244" style:family="text">
      <style:text-properties fo:font-variant="normal" fo:text-transform="none" style:font-name="Source Serif Pro" fo:font-size="13.5pt" fo:letter-spacing="normal" fo:font-style="normal" fo:font-weight="normal" officeooo:rsid="003772cf" style:font-style-asian="normal" style:font-style-complex="normal" loext:padding="0cm" loext:border="none"/>
    </style:style>
    <style:style style:name="T245" style:family="text">
      <style:text-properties fo:font-variant="normal" fo:text-transform="none" style:font-name="Source Serif Pro" fo:font-size="13.5pt" fo:letter-spacing="normal" fo:font-style="normal" fo:font-weight="normal" officeooo:rsid="003cf013" style:font-style-asian="normal" style:font-weight-asian="normal" style:font-style-complex="normal" style:font-weight-complex="normal" loext:padding="0cm" loext:border="none"/>
    </style:style>
    <style:style style:name="T246" style:family="text">
      <style:text-properties fo:font-variant="normal" fo:text-transform="none" style:font-name="Source Serif Pro" fo:font-size="13.5pt" fo:letter-spacing="normal" fo:font-style="italic" fo:font-weight="bold" officeooo:rsid="003cf013" style:font-style-asian="italic" style:font-weight-asian="bold" style:font-style-complex="italic" style:font-weight-complex="bold" loext:padding="0cm" loext:border="none"/>
    </style:style>
    <style:style style:name="T247" style:family="text">
      <style:text-properties fo:font-variant="normal" fo:text-transform="none" style:font-name="Source Serif Pro" fo:font-size="13.5pt" fo:letter-spacing="normal" fo:font-style="italic" fo:font-weight="bold" officeooo:rsid="003772cf" style:font-style-asian="italic" style:font-weight-asian="bold" style:font-style-complex="italic" style:font-weight-complex="bold" loext:padding="0cm" loext:border="none"/>
    </style:style>
    <style:style style:name="T248" style:family="text">
      <style:text-properties fo:font-variant="normal" fo:text-transform="none" style:font-name="Source Serif Pro" fo:font-size="10.5pt" fo:letter-spacing="normal" fo:font-style="normal" fo:font-weight="bold" officeooo:rsid="00331203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249" style:family="text">
      <style:text-properties fo:font-variant="normal" fo:text-transform="none" style:font-name="Source Serif Pro" fo:font-size="12pt" fo:letter-spacing="normal" fo:font-style="normal" fo:font-weight="bold" officeooo:rsid="003772cf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50" style:family="text">
      <style:text-properties fo:font-variant="normal" fo:text-transform="none" fo:color="#656565" style:font-name="Source Serif Pro" fo:font-size="13.5pt" fo:letter-spacing="normal" fo:font-style="normal" fo:font-weight="bold" fo:background-color="#ffffff" loext:char-shading-value="0"/>
    </style:style>
    <style:style style:name="T251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loext:padding="0.049cm" loext:border="0.06pt solid #e1e1e8"/>
    </style:style>
    <style:style style:name="T252" style:family="text">
      <style:text-properties fo:font-variant="normal" fo:text-transform="none" fo:color="#da345e" style:font-name="Source Serif Pro" fo:font-size="12pt" fo:letter-spacing="normal" fo:font-style="normal" fo:font-weight="bold" fo:background-color="#ffffff" loext:char-shading-value="0" style:font-weight-asian="bold" style:font-weight-complex="bold" loext:padding="0.049cm" loext:border="0.06pt solid #e1e1e8"/>
    </style:style>
    <style:style style:name="T253" style:family="text">
      <style:text-properties fo:font-variant="normal" fo:text-transform="none" fo:color="#80008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54" style:family="text">
      <style:text-properties fo:font-variant="normal" fo:text-transform="none" fo:color="#006fe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55" style:family="text">
      <style:text-properties fo:font-variant="normal" fo:text-transform="none" fo:color="#002d7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56" style:family="text">
      <style:text-properties fo:font-variant="normal" fo:text-transform="none" fo:color="#002d7a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57" style:family="text">
      <style:text-properties fo:font-variant="normal" fo:text-transform="none" fo:color="#ce0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58" style:family="text">
      <style:text-properties fo:font-variant="normal" fo:text-transform="none" fo:color="#ce0000" style:font-name="Source Serif Pro" fo:font-size="13.5pt" fo:letter-spacing="normal" fo:font-style="normal" fo:font-weight="normal" officeooo:rsid="00694660" fo:background-color="#ffffff" loext:char-shading-value="0" style:font-name-asian="Monaco" style:font-style-asian="normal" style:font-name-complex="Monaco" style:font-style-complex="normal"/>
    </style:style>
    <style:style style:name="T259" style:family="text">
      <style:text-properties fo:font-variant="normal" fo:text-transform="none" fo:color="#ff8000" style:font-name="Source Serif Pro" fo:font-size="12pt" fo:letter-spacing="normal" fo:font-style="normal" fo:font-weight="bold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60" style:family="text">
      <style:text-properties fo:font-variant="normal" fo:text-transform="none" fo:color="#ff8000" style:font-name="Source Serif Pro" fo:font-size="12pt" fo:letter-spacing="normal" fo:font-style="normal" fo:font-weight="bold" officeooo:rsid="00694660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61" style:family="text">
      <style:text-properties fo:font-variant="normal" fo:text-transform="none" fo:color="#ff8000" style:font-name="Source Serif Pro" fo:font-size="12pt" fo:letter-spacing="normal" fo:font-style="normal" fo:font-weight="bold" officeooo:rsid="006ab815" fo:background-color="#ffffff" loext:char-shading-value="0" style:font-name-asian="Monaco" style:font-size-asian="12pt" style:font-style-asian="normal" style:font-name-complex="Monaco" style:font-size-complex="12pt" style:font-style-complex="normal"/>
    </style:style>
    <style:style style:name="T262" style:family="text">
      <style:text-properties fo:font-variant="normal" fo:text-transform="none" fo:color="#ff8000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63" style:family="text">
      <style:text-properties fo:font-variant="normal" fo:text-transform="none" fo:color="#ff8000" style:font-name="Source Serif Pro" fo:font-size="13.5pt" fo:letter-spacing="normal" fo:font-style="normal" fo:font-weight="normal" fo:background-color="#ffffff" loext:char-shading-value="0" style:font-name-asian="Monaco" style:font-style-asian="normal" style:font-name-complex="Monaco" style:font-style-complex="normal"/>
    </style:style>
    <style:style style:name="T264" style:family="text">
      <style:text-properties fo:font-variant="normal" fo:text-transform="none" fo:color="#00381f" style:font-name="Source Serif Pro" fo:font-size="13.5pt" fo:letter-spacing="normal" fo:font-style="normal" fo:font-weight="bold" fo:background-color="#ffffff" loext:char-shading-value="0" style:font-weight-asian="bold" style:font-weight-complex="bold"/>
    </style:style>
    <style:style style:name="T265" style:family="text">
      <style:text-properties fo:font-variant="normal" fo:text-transform="none" fo:color="#00381f" style:font-name="Source Serif Pro" fo:font-size="13.5pt" fo:letter-spacing="normal" fo:font-style="normal" fo:font-weight="bold" officeooo:rsid="00682742" fo:background-color="#ffffff" loext:char-shading-value="0" style:font-weight-asian="bold" style:font-weight-complex="bold"/>
    </style:style>
    <style:style style:name="T266" style:family="text">
      <style:text-properties fo:font-variant="normal" fo:text-transform="none" fo:color="#003d73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67" style:family="text">
      <style:text-properties fo:font-variant="normal" fo:text-transform="none" fo:color="#003d73" style:font-name="Source Serif Pro" fo:font-size="12pt" fo:letter-spacing="normal" fo:font-style="normal" fo:font-weight="normal" officeooo:rsid="006ab815" fo:background-color="#ffffff" loext:char-shading-value="0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268" style:family="text">
      <style:text-properties fo:font-variant="normal" fo:text-transform="none" fo:color="#003d73" style:font-name="Source Serif Pro1" fo:font-size="14pt" fo:letter-spacing="normal" fo:font-style="normal" fo:font-weight="bold" officeooo:rsid="00a7bd2c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69" style:family="text">
      <style:text-properties fo:font-variant="normal" fo:text-transform="none" fo:color="#003d73" style:font-name="Source Serif Pro1" fo:font-size="13.5pt" fo:letter-spacing="normal" fo:font-style="normal" fo:font-weight="bold" officeooo:rsid="00c3d434" fo:background-color="#ffffff" loext:char-shading-value="0" style:font-size-asian="14pt" style:font-weight-asian="bold" style:font-size-complex="14pt" style:font-weight-complex="bold" loext:padding="0cm" loext:border="none"/>
    </style:style>
    <style:style style:name="T270" style:family="text">
      <style:text-properties fo:font-variant="normal" fo:text-transform="none" fo:color="#6a1816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71" style:family="text">
      <style:text-properties fo:font-variant="normal" fo:text-transform="none" fo:color="#94070a" style:font-name="Source Serif Pro" fo:font-size="13.5pt" fo:letter-spacing="normal" fo:font-style="normal" fo:font-weight="normal" officeooo:rsid="006ab815" fo:background-color="#ffffff" loext:char-shading-value="0" style:font-name-asian="Monaco" style:font-style-asian="normal" style:font-name-complex="Monaco" style:font-style-complex="normal"/>
    </style:style>
    <style:style style:name="T272" style:family="text">
      <style:text-properties fo:font-variant="normal" fo:text-transform="none" fo:color="#579835" style:font-name="Source Serif Pro1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3" style:family="text">
      <style:text-properties fo:font-variant="normal" fo:text-transform="none" fo:color="#579835" fo:font-size="13.5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4" style:family="text">
      <style:text-properties fo:font-variant="normal" fo:text-transform="none" fo:color="#579835" style:font-name="consolas" fo:font-size="14pt" fo:letter-spacing="normal" fo:font-style="normal" fo:font-weight="bold" officeooo:rsid="00933d38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5" style:family="text">
      <style:text-properties fo:font-variant="normal" fo:text-transform="none" fo:color="#d99116" fo:font-size="14pt" fo:letter-spacing="normal" fo:font-style="normal" fo:font-weight="bold" officeooo:rsid="008f1871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6" style:family="text">
      <style:text-properties fo:font-variant="normal" fo:text-transform="none" fo:color="#d99116" fo:font-size="14pt" fo:letter-spacing="normal" fo:font-style="normal" fo:font-weight="bold" officeooo:rsid="0085e0e4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7" style:family="text">
      <style:text-properties fo:font-variant="normal" fo:text-transform="none" fo:color="#d99116" style:font-name="Source Serif Pro1" fo:font-size="13.5pt" fo:letter-spacing="normal" fo:font-style="normal" fo:font-weight="bold" officeooo:rsid="00957f0f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a67f59" style:font-name="Consolas" fo:font-size="13.5pt" fo:letter-spacing="normal" fo:font-style="normal" fo:font-weight="normal" officeooo:rsid="00a20add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007ffe" style:font-name="Consolas" fo:font-size="13.5pt" fo:letter-spacing="normal" fo:font-style="normal" fo:font-weight="normal" officeooo:rsid="00ae282f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0" style:family="text">
      <style:text-properties fo:font-variant="normal" fo:text-transform="none" fo:color="#003b76" style:font-name="Source Serif Pro1" fo:font-size="13.5pt" fo:letter-spacing="normal" fo:font-style="normal" fo:font-weight="normal" officeooo:rsid="00c3d43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1" style:family="text">
      <style:text-properties fo:font-variant="normal" fo:text-transform="none" fo:color="#001f1f" style:font-name="Consolas" fo:font-size="13.5pt" fo:letter-spacing="normal" fo:font-style="normal" fo:font-weight="bold" officeooo:rsid="00c534bd" fo:background-color="#ffffff" loext:char-shading-value="0" style:font-size-asian="14pt" style:font-weight-asian="bold" style:font-size-complex="14pt" style:font-weight-complex="bold" loext:padding="0cm" loext:border="none"/>
    </style:style>
    <style:style style:name="T282" style:family="text">
      <style:text-properties fo:font-variant="normal" fo:text-transform="none" fo:color="#001f1f" style:font-name="Source Serif Pro1" fo:font-size="13.5pt" fo:letter-spacing="normal" fo:font-style="normal" fo:font-weight="bold" officeooo:rsid="00c534bd" fo:background-color="#ffffff" loext:char-shading-value="0" style:font-size-asian="14pt" style:font-weight-asian="bold" style:font-size-complex="14pt" style:font-weight-complex="bold" loext:padding="0cm" loext:border="none"/>
    </style:style>
    <style:style style:name="T283" style:family="text">
      <style:text-properties fo:font-variant="normal" fo:text-transform="none" fo:color="#191919" style:font-name="Source Serif Pro1" fo:font-size="13.5pt" fo:letter-spacing="normal" fo:font-style="normal" fo:font-weight="normal" officeooo:rsid="00c534b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4" style:family="text">
      <style:text-properties fo:font-variant="normal" fo:text-transform="none" fo:color="#191919" fo:font-size="13.5pt" fo:letter-spacing="normal" fo:font-style="normal" fo:font-weight="bold" officeooo:rsid="00c428b4" fo:background-color="#ffffff" loext:char-shading-value="0" style:font-size-asian="14pt" style:font-weight-asian="bold" style:font-size-complex="14pt" style:font-weight-complex="bold" loext:padding="0cm" loext:border="none"/>
    </style:style>
    <style:style style:name="T285" style:family="text">
      <style:text-properties fo:font-variant="normal" fo:text-transform="none" fo:color="#b00000" style:font-name="Source Serif Pro1" fo:font-size="13.5pt" fo:letter-spacing="normal" fo:font-style="normal" fo:font-weight="bold" officeooo:rsid="00cb4ded" fo:background-color="#ffffff" loext:char-shading-value="0" style:font-size-asian="14pt" style:font-weight-asian="bold" style:font-size-complex="14pt" style:font-weight-complex="bold" loext:padding="0cm" loext:border="none"/>
    </style:style>
    <style:style style:name="T286" style:family="text">
      <style:text-properties fo:font-variant="normal" fo:text-transform="none" fo:color="#0000ff" style:font-name="Source Serif Pro1" fo:font-size="13.5pt" fo:letter-spacing="normal" fo:font-style="normal" fo:font-weight="normal" officeooo:rsid="00cb4ded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7" style:family="text">
      <style:text-properties fo:font-variant="normal" fo:text-transform="none" fo:color="#1f001f" style:font-name="Source Serif Pro1" fo:font-size="13.5pt" fo:letter-spacing="normal" fo:font-style="normal" fo:font-weight="normal" officeooo:rsid="00c428b4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288" style:family="text">
      <style:text-properties fo:font-variant="normal" fo:text-transform="none" fo:color="#840000" style:font-name="Source Serif Pro1" fo:font-size="13.5pt" fo:letter-spacing="normal" fo:font-style="normal" fo:font-weight="bold" officeooo:rsid="00cb4ded" fo:background-color="#ffffff" loext:char-shading-value="0" style:font-size-asian="14pt" style:font-weight-asian="bold" style:font-size-complex="14pt" style:font-weight-complex="bold" loext:padding="0cm" loext:border="none"/>
    </style:style>
    <style:style style:name="T289" style:family="text">
      <style:text-properties fo:font-variant="normal" fo:text-transform="none" fo:color="#000058" style:font-name="Source Serif Pro1" fo:font-size="13.5pt" fo:letter-spacing="normal" fo:font-style="normal" fo:font-weight="bold" officeooo:rsid="00cb4ded" fo:background-color="#ffffff" loext:char-shading-value="0" style:font-size-asian="14pt" style:font-weight-asian="bold" style:font-size-complex="14pt" style:font-weight-complex="bold" loext:padding="0cm" loext:border="none"/>
    </style:style>
    <style:style style:name="T290" style:family="text">
      <style:text-properties fo:color="#000000" style:font-name="Source Serif Pro" fo:font-weight="normal"/>
    </style:style>
    <style:style style:name="T291" style:family="text">
      <style:text-properties fo:color="#000000" style:font-name="Source Serif Pro" fo:font-weight="normal" loext:padding="0cm" loext:border="none"/>
    </style:style>
    <style:style style:name="T292" style:family="text">
      <style:text-properties fo:color="#000000" style:font-name="Source Serif Pro" fo:font-weight="normal" fo:background-color="#ffffff" loext:char-shading-value="0"/>
    </style:style>
    <style:style style:name="T293" style:family="text">
      <style:text-properties fo:color="#000000" style:font-name="Source Serif Pro" officeooo:rsid="002d8038"/>
    </style:style>
    <style:style style:name="T294" style:family="text">
      <style:text-properties fo:color="#000000" style:font-name="Source Serif Pro" fo:font-style="normal" officeooo:rsid="00608f67" style:font-style-asian="normal" style:font-style-complex="normal"/>
    </style:style>
    <style:style style:name="T295" style:family="text">
      <style:text-properties fo:color="#000000" style:font-name="Source Serif Pro" fo:font-style="normal" officeooo:rsid="00740e8f" style:font-style-asian="normal" style:font-style-complex="normal"/>
    </style:style>
    <style:style style:name="T296" style:family="text">
      <style:text-properties fo:color="#000000" fo:background-color="#ffffff" loext:char-shading-value="0"/>
    </style:style>
    <style:style style:name="T297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98" style:family="text">
      <style:text-properties fo:color="#000000" fo:font-size="14pt" fo:font-weight="bold" officeooo:rsid="00b2457f" fo:background-color="#ffffff" loext:char-shading-value="0" style:font-size-asian="14pt" style:font-weight-asian="bold" style:font-size-complex="14pt" style:font-weight-complex="bold"/>
    </style:style>
    <style:style style:name="T299" style:family="text">
      <style:text-properties fo:color="#000000" fo:font-size="14pt" fo:font-weight="bold" officeooo:rsid="00b88e73" fo:background-color="#ffffff" loext:char-shading-value="0" style:font-size-asian="14pt" style:font-weight-asian="bold" style:font-size-complex="14pt" style:font-weight-complex="bold"/>
    </style:style>
    <style:style style:name="T300" style:family="text">
      <style:text-properties fo:color="#000000" fo:font-size="14pt" fo:background-color="#ffffff" loext:char-shading-value="0" style:font-size-asian="14pt" style:font-weight-asian="normal" style:font-size-complex="14pt" style:font-weight-complex="normal"/>
    </style:style>
    <style:style style:name="T301" style:family="text">
      <style:text-properties fo:color="#000000" fo:font-size="14pt" officeooo:rsid="00ac6511" fo:background-color="#ffffff" loext:char-shading-value="0" style:font-size-asian="14pt" style:font-weight-asian="normal" style:font-size-complex="14pt" style:font-weight-complex="normal"/>
    </style:style>
    <style:style style:name="T302" style:family="text">
      <style:text-properties fo:color="#000000" fo:font-size="14pt" officeooo:rsid="00ade02f" fo:background-color="#ffffff" loext:char-shading-value="0" style:font-size-asian="14pt" style:font-weight-asian="normal" style:font-size-complex="14pt" style:font-weight-complex="normal"/>
    </style:style>
    <style:style style:name="T303" style:family="text">
      <style:text-properties fo:color="#000000" fo:font-size="14pt" officeooo:rsid="00ae282f" fo:background-color="#ffffff" loext:char-shading-value="0" style:font-size-asian="14pt" style:font-weight-asian="normal" style:font-size-complex="14pt" style:font-weight-complex="normal"/>
    </style:style>
    <style:style style:name="T304" style:family="text">
      <style:text-properties fo:color="#000000" fo:font-size="14pt" officeooo:rsid="00b2457f" fo:background-color="#ffffff" loext:char-shading-value="0" style:font-size-asian="14pt" style:font-weight-asian="normal" style:font-size-complex="14pt" style:font-weight-complex="normal"/>
    </style:style>
    <style:style style:name="T305" style:family="text">
      <style:text-properties fo:color="#000000" fo:font-size="14pt" officeooo:rsid="00b3fa13" fo:background-color="#ffffff" loext:char-shading-value="0" style:font-size-asian="14pt" style:font-weight-asian="normal" style:font-size-complex="14pt" style:font-weight-complex="normal"/>
    </style:style>
    <style:style style:name="T306" style:family="text">
      <style:text-properties fo:color="#000000" fo:font-size="14pt" officeooo:rsid="00b77610" fo:background-color="#ffffff" loext:char-shading-value="0" style:font-size-asian="14pt" style:font-weight-asian="normal" style:font-size-complex="14pt" style:font-weight-complex="normal"/>
    </style:style>
    <style:style style:name="T307" style:family="text">
      <style:text-properties fo:color="#000000"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308" style:family="text">
      <style:text-properties style:font-weight-asian="normal" style:font-weight-complex="normal"/>
    </style:style>
    <style:style style:name="T309" style:family="text">
      <style:text-properties fo:color="#999999" style:font-name="Source Serif Pro" fo:font-weight="normal" loext:padding="0cm" loext:border="none"/>
    </style:style>
    <style:style style:name="T310" style:family="text">
      <style:text-properties fo:color="#999999" style:font-name="Consolas"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11" style:family="text">
      <style:text-properties fo:color="#999999" style:font-name="Consolas" officeooo:rsid="00be9c52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12" style:family="text">
      <style:text-properties fo:color="#0077aa" style:font-name="Source Serif Pro" fo:font-weight="normal" loext:padding="0cm" loext:border="none"/>
    </style:style>
    <style:style style:name="T313" style:family="text">
      <style:text-properties fo:color="#0077aa" fo:font-weight="bold" style:font-weight-asian="bold" style:font-weight-complex="bold"/>
    </style:style>
    <style:style style:name="T314" style:family="text">
      <style:text-properties fo:color="#0077aa" style:font-name="Consolas"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15" style:family="text">
      <style:text-properties fo:color="#003d73" style:font-name="Source Serif Pro" fo:font-weight="normal" loext:padding="0cm" loext:border="none"/>
    </style:style>
    <style:style style:name="T316" style:family="text">
      <style:text-properties fo:color="#0d1f63" style:font-name="Source Serif Pro" fo:font-style="normal" fo:font-weight="bold" style:font-style-asian="normal" style:font-weight-asian="bold" style:font-style-complex="normal" style:font-weight-complex="bold"/>
    </style:style>
    <style:style style:name="T317" style:family="text">
      <style:text-properties style:font-name="Source Serif Pro"/>
    </style:style>
    <style:style style:name="T318" style:family="text">
      <style:text-properties style:font-name="Source Serif Pro" fo:font-weight="normal" loext:padding="0cm" loext:border="none"/>
    </style:style>
    <style:style style:name="T319" style:family="text">
      <style:text-properties style:font-name="Source Serif Pro" fo:font-style="normal" style:font-style-asian="normal" style:font-style-complex="normal"/>
    </style:style>
    <style:style style:name="T320" style:family="text">
      <style:text-properties style:font-name="Source Serif Pro" fo:font-style="normal" officeooo:rsid="005ef583" style:font-style-asian="normal" style:font-style-complex="normal"/>
    </style:style>
    <style:style style:name="T321" style:family="text">
      <style:text-properties style:font-name="Source Serif Pro" fo:font-style="normal" officeooo:rsid="006b1e68" style:font-style-asian="normal" style:font-style-complex="normal"/>
    </style:style>
    <style:style style:name="T322" style:family="text">
      <style:text-properties style:font-name="Source Serif Pro" fo:font-style="normal" officeooo:rsid="006fa8e1" style:font-style-asian="normal" style:font-style-complex="normal"/>
    </style:style>
    <style:style style:name="T323" style:family="text">
      <style:text-properties style:font-name="Source Serif Pro" fo:font-style="normal" fo:font-weight="bold" style:font-style-asian="normal" style:font-weight-asian="bold" style:font-style-complex="normal" style:font-weight-complex="bold"/>
    </style:style>
    <style:style style:name="T324" style:family="text">
      <style:text-properties style:font-name="Source Serif Pro" fo:font-size="12pt" style:font-size-asian="12pt" style:font-size-complex="12pt"/>
    </style:style>
    <style:style style:name="T325" style:family="text">
      <style:text-properties fo:color="#333333" style:font-name="Source Serif Pro" style:font-name-asian="Monaco" style:font-name-complex="Monaco"/>
    </style:style>
    <style:style style:name="T326" style:family="text">
      <style:text-properties fo:color="#00381f" style:font-name="Source Serif Pro" fo:font-weight="normal" loext:padding="0cm" loext:border="none"/>
    </style:style>
    <style:style style:name="T327" style:family="text">
      <style:text-properties fo:color="#00381f" style:font-name="Source Serif Pro" fo:font-weight="bold" fo:background-color="#ffffff" loext:char-shading-value="0" style:font-weight-asian="bold" style:font-weight-complex="bold"/>
    </style:style>
    <style:style style:name="T328" style:family="text">
      <style:text-properties style:font-name="Source Serif Pro1" officeooo:rsid="00b88e73" fo:background-color="#ffffff" loext:char-shading-value="0" style:font-size-asian="14pt" style:font-weight-asian="normal" style:font-size-complex="14pt" style:font-weight-complex="normal"/>
    </style:style>
    <style:style style:name="T329" style:family="text">
      <style:text-properties style:font-name="Source Serif Pro1" officeooo:rsid="00be9c52" fo:background-color="#ffffff" loext:char-shading-value="0" style:font-size-asian="14pt" style:font-weight-asian="normal" style:font-size-complex="14pt" style:font-weight-complex="normal"/>
    </style:style>
    <style:style style:name="T330" style:family="text">
      <style:text-properties style:font-name="Source Serif Pro1" fo:font-weight="bold" officeooo:rsid="00ade02f" fo:background-color="#ffffff" loext:char-shading-value="0" style:font-size-asian="14pt" style:font-weight-asian="bold" style:font-size-complex="14pt" style:font-weight-complex="bold"/>
    </style:style>
    <style:style style:name="T331" style:family="text">
      <style:text-properties style:font-name="Source Serif Pro1" officeooo:rsid="00be9c52" fo:background-color="#fff200" loext:char-shading-value="0" style:font-size-asian="14pt" style:font-weight-asian="normal" style:font-size-complex="14pt" style:font-weight-complex="normal"/>
    </style:style>
    <style:style style:name="T332" style:family="text">
      <style:text-properties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style:style style:name="T333" style:family="text">
      <style:text-properties fo:font-size="14pt" officeooo:rsid="00b88e73" fo:background-color="#ffffff" loext:char-shading-value="0" style:font-size-asian="14pt" style:font-weight-asian="normal" style:font-size-complex="14pt" style:font-weight-complex="normal"/>
    </style:style>
    <style:style style:name="T334" style:family="text">
      <style:text-properties fo:font-size="14pt" fo:font-weight="bold" style:font-size-asian="14pt" style:font-weight-asian="bold" style:font-size-complex="14pt" style:font-weight-complex="bold"/>
    </style:style>
    <style:style style:name="T335" style:family="text">
      <style:text-properties style:font-name="Consolas" officeooo:rsid="00b88e73" fo:background-color="#ffffff" loext:char-shading-value="0" style:font-size-asian="14pt" style:font-weight-asian="normal" style:font-size-complex="14pt" style:font-weight-complex="normal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JAVASCRIPT AVANÇADO</text:p>
      <text:p text:style-name="P1"/>
      <text:p text:style-name="P1">Mas o que é um modelo? </text:p>
      <text:p text:style-name="P1"><text:span text:style-name="T1">- </text:span><text:span text:style-name="T308">Trata-se de uma abstração do mundo real.</text:span></text:p>
      <text:p text:style-name="P1"/>
      <text:p text:style-name="P1">– Funcção criada dentro de uma class é um metodo </text:p>
      <text:p text:style-name="P1">– Fora da classe é função</text:p>
      <text:p text:style-name="P1"/>
      <text:p text:style-name="Standard"><text:span text:style-name="T7">as propriedades que contenham</text:span><text:span text:style-name="T9"> </text:span><text:span text:style-name="T10">( </text:span><text:span text:style-name="Source_20_Text"><text:span text:style-name="T41">_</text:span></text:span><text:span text:style-name="T19"> </text:span><text:span text:style-name="Strong_20_Emphasis"><text:span text:style-name="Emphasis"><text:span text:style-name="T15">underline</text:span></text:span></text:span><text:span text:style-name="T20"> ) </text:span><text:span text:style-name="T9">s</text:span><text:span text:style-name="T7">ó poderão ser acessadas pelos próprios métodos da classe.</text:span></text:p>
      <text:p text:style-name="Standard"><text:span text:style-name="T164">J</text:span><text:span text:style-name="T168">avaScript não possui uma sintaxe própria para definir propriedades privadas e devido a isso é muito comum declarar as propriedades prefixadas com</text:span><text:span text:style-name="T169"> </text:span><text:span text:style-name="T170">(</text:span><text:span text:style-name="Source_20_Text"><text:span text:style-name="T171">_</text:span></text:span><text:span text:style-name="Emphasis"><text:span text:style-name="T173">underline</text:span></text:span><text:span text:style-name="Source_20_Text"><text:span text:style-name="T172"> </text:span></text:span><text:span text:style-name="Source_20_Text"><text:span text:style-name="T170">)</text:span></text:span></text:p>
      <text:p text:style-name="P1"/>
      <text:p text:style-name="P1"><text:span text:style-name="T3">– A</text:span><text:span text:style-name="T2">tributos de um construtor é chamado de propriedades</text:span></text:p>
      <text:p text:style-name="P1"/>
      <text:p text:style-name="Standard"><text:span text:style-name="Source_20_Text"><text:span text:style-name="T145">g</text:span></text:span><text:span text:style-name="Source_20_Text"><text:span text:style-name="T146">et</text:span></text:span><text:span text:style-name="Source_20_Text"><text:span text:style-name="T44">V</text:span></text:span><text:span text:style-name="Source_20_Text"><text:span text:style-name="T45">olume</text:span></text:span><text:span text:style-name="Source_20_Text"><text:span text:style-name="T47">()</text:span></text:span><text:span text:style-name="Source_20_Text"><text:span text:style-name="T48">{};</text:span></text:span></text:p>
      <text:p text:style-name="Standard"><text:span text:style-name="Source_20_Text"><text:span text:style-name="T317">obj.getVolume() ;</text:span></text:span></text:p>
      <text:p text:style-name="Standard"><text:span text:style-name="Source_20_Text"><text:span text:style-name="T317"><text:tab/></text:span></text:span></text:p>
      <text:p text:style-name="Standard"><text:span text:style-name="Source_20_Text"><text:span text:style-name="T147">get</text:span></text:span><text:span text:style-name="Source_20_Text"><text:span text:style-name="T11"> </text:span></text:span><text:span text:style-name="Source_20_Text"><text:span text:style-name="T49">volume()</text:span></text:span><text:span text:style-name="Source_20_Text"><text:span text:style-name="T51">{}</text:span></text:span><text:span text:style-name="Source_20_Text"><text:span text:style-name="T49">;</text:span></text:span></text:p>
      <text:p text:style-name="Standard"><text:span text:style-name="Source_20_Text"><text:span text:style-name="T317">obj.volume;</text:span></text:span></text:p>
      <text:p text:style-name="Standard"><text:span text:style-name="Source_20_Text"><text:span text:style-name="T317"/></text:span></text:p>
      <text:p text:style-name="Standard"><text:span text:style-name="Source_20_Text"><text:span text:style-name="T148">O</text:span></text:span><text:span text:style-name="Source_20_Text"><text:span text:style-name="T149">bject.freeze()</text:span></text:span><text:span text:style-name="Source_20_Text"><text:span text:style-name="T50"> - congela um objeto</text:span></text:span></text:p>
      <text:p text:style-name="Standard"><text:span text:style-name="Source_20_Text"><text:span text:style-name="T317">pode impedir da classe ser alterada</text:span></text:span></text:p>
      <text:p text:style-name="Standard"><text:span text:style-name="Source_20_Text"><text:span text:style-name="T317"/></text:span></text:p>
      <text:p text:style-name="P1"/>
      <text:p text:style-name="P1"><text:span text:style-name="T142">v</text:span><text:span text:style-name="T141">ar</text:span><text:span text:style-name="T144"> </text:span><text:span text:style-name="T185">- Pode ser acessada fora de um bloco </text:span></text:p>
      <text:p text:style-name="P1"><text:span text:style-name="T141">let</text:span><text:span text:style-name="T185"> - Não é acessada fora de um bloco</text:span><text:span text:style-name="T183"> </text:span><text:span text:style-name="T185">e o JavaScript lançará um erro se a mesma for declarada mais de uma vez.</text:span></text:p>
      <text:p text:style-name="P3"><text:span text:style-name="T313">this.</text:span>variavel – É um atributo de instancia</text:p>
      <text:p text:style-name="P1"/>
      <text:p text:style-name="Standard"><text:span text:style-name="Source_20_Text"><text:span text:style-name="T264">Date</text:span></text:span><text:span text:style-name="Source_20_Text"><text:span text:style-name="T265">()</text:span></text:span><text:span text:style-name="T8"> é uma </text:span><text:span text:style-name="Strong_20_Emphasis"><text:span text:style-name="T16">função construtora</text:span></text:span><text:span text:style-name="T8">.</text:span></text:p>
      <text:p text:style-name="P1"/>
      <text:p text:style-name="P1">– Algumas funçoes construtoras são parecidas com classes.</text:p>
      <text:p text:style-name="P1"/>
      <text:p text:style-name="P1"><text:span text:style-name="T143">onclick</text:span><text:span text:style-name="T33">=</text:span><text:span text:style-name="T186">"negociacaoController</text:span><text:span text:style-name="T33">.</text:span><text:span text:style-name="T186">adiciona</text:span><text:span text:style-name="T33">(</text:span><text:span text:style-name="T186">event</text:span><text:span text:style-name="T33">)</text:span><text:span text:style-name="T186">”</text:span><text:span text:style-name="T228"> </text:span><text:span text:style-name="T33">– </text:span><text:span text:style-name="T34">Pode ser colocada dentro da TAG html</text:span></text:p>
      <text:p text:style-name="P1"/>
      <text:p text:style-name="P1"/>
      <text:p text:style-name="Standard"><text:span text:style-name="T290">JavaScript possui um objeto especial para representar datas, o obj</text:span><text:span text:style-name="T292">eto </text:span><text:span text:style-name="Source_20_Text"><text:span text:style-name="T327">Date</text:span></text:span><text:span text:style-name="T292">. Sua</text:span><text:span text:style-name="T290"> criação é direta:</text:span></text:p>
      <text:p text:style-name="Standard"><text:span text:style-name="Source_20_Text"><text:span text:style-name="T315">let</text:span></text:span><text:span text:style-name="Source_20_Text"><text:span text:style-name="T318"> </text:span></text:span><text:span text:style-name="Source_20_Text"><text:span text:style-name="T291">hoje</text:span></text:span><text:span text:style-name="Source_20_Text"><text:span text:style-name="T318"> </text:span></text:span><text:span text:style-name="Source_20_Text"><text:span text:style-name="T309">=</text:span></text:span><text:span text:style-name="Source_20_Text"><text:span text:style-name="T318"> </text:span></text:span><text:span text:style-name="Source_20_Text"><text:span text:style-name="T312">new</text:span></text:span><text:span text:style-name="Source_20_Text"><text:span text:style-name="T318"> </text:span></text:span><text:span text:style-name="Source_20_Text"><text:span text:style-name="T326">Date</text:span></text:span><text:span text:style-name="Source_20_Text"><text:span text:style-name="T309">();</text:span></text:span></text:p>
      <text:p text:style-name="P1"/>
      <text:p text:style-name="P1"/>
      <text:p text:style-name="Standard"><text:span text:style-name="Source_20_Text"><text:span text:style-name="T13">adiciona</text:span></text:span><text:span text:style-name="Source_20_Text"><text:span text:style-name="T155">(</text:span></text:span><text:span text:style-name="Source_20_Text"><text:span text:style-name="T150">event</text:span></text:span><text:span text:style-name="Source_20_Text"><text:span text:style-name="T155">)</text:span></text:span><text:span text:style-name="Source_20_Text"><text:span text:style-name="T13"> </text:span></text:span><text:span text:style-name="Source_20_Text"><text:span text:style-name="T240">{</text:span></text:span></text:p>
      <text:p text:style-name="Standard"><text:span text:style-name="T293"><text:s/><text:tab/></text:span><text:span text:style-name="Source_20_Text"><text:span text:style-name="T150">event</text:span></text:span><text:span text:style-name="Source_20_Text"><text:span text:style-name="T155">.</text:span></text:span><text:span text:style-name="Source_20_Text"><text:span text:style-name="T13">preventDefault</text:span></text:span><text:span text:style-name="Source_20_Text"><text:span text:style-name="T155">();</text:span></text:span></text:p>
      <text:p text:style-name="Standard"><text:span text:style-name="T293"><text:tab/> </text:span><text:span text:style-name="Source_20_Text"><text:span text:style-name="T156"><text:s/></text:span></text:span><text:span text:style-name="Source_20_Text"><text:span text:style-name="T13">let $ </text:span></text:span><text:span text:style-name="Source_20_Text"><text:span text:style-name="T155">=</text:span></text:span><text:span text:style-name="Source_20_Text"><text:span text:style-name="T13"> document</text:span></text:span><text:span text:style-name="Source_20_Text"><text:span text:style-name="T155">.</text:span></text:span><text:span text:style-name="Source_20_Text"><text:span text:style-name="T13">querySelector</text:span></text:span><text:span text:style-name="Source_20_Text"><text:span text:style-name="T155">.</text:span></text:span><text:span text:style-name="Source_20_Text"><text:span text:style-name="T13">bind</text:span></text:span><text:span text:style-name="Source_20_Text"><text:span text:style-name="T155">(</text:span></text:span><text:span text:style-name="Source_20_Text"><text:span text:style-name="T13">document</text:span></text:span><text:span text:style-name="Source_20_Text"><text:span text:style-name="T155">);</text:span></text:span></text:p>
      <text:p text:style-name="Standard"><text:span text:style-name="Source_20_Text"><text:span text:style-name="T156"><text:tab/> <text:s/></text:span></text:span><text:span text:style-name="Source_20_Text"><text:span text:style-name="T13">let inputData </text:span></text:span><text:span text:style-name="Source_20_Text"><text:span text:style-name="T155">=</text:span></text:span><text:span text:style-name="Source_20_Text"><text:span text:style-name="T13"> $</text:span></text:span><text:span text:style-name="Source_20_Text"><text:span text:style-name="T155">(</text:span></text:span><text:span text:style-name="Source_20_Text"><text:span text:style-name="T188">'#data'</text:span></text:span><text:span text:style-name="Source_20_Text"><text:span text:style-name="T155">);</text:span></text:span></text:p>
      <text:p text:style-name="Standard"><text:soft-page-break/><text:span text:style-name="Source_20_Text"><text:span text:style-name="T157"><text:tab/></text:span></text:span><text:span text:style-name="Source_20_Text"><text:span text:style-name="T241">}</text:span></text:span></text:p>
      <text:p text:style-name="Standard"><text:span text:style-name="Source_20_Text"><text:span text:style-name="T317"/></text:span></text:p>
      <text:p text:style-name="Standard"><text:span text:style-name="T46">Para melhorar a performance, adicionaremos o </text:span><text:span text:style-name="Source_20_Text"><text:span text:style-name="T46">constructor</text:span></text:span><text:span text:style-name="T46"> e moveremos os </text:span><text:span text:style-name="Source_20_Text"><text:span text:style-name="T46">input</text:span></text:span><text:span text:style-name="T46">s para dentro dele. Mas em vez de criarmos uma variável, criaremos atributos de instâncias com o </text:span><text:span text:style-name="Source_20_Text"><text:span text:style-name="T46">this</text:span></text:span><text:span text:style-name="T46">.</text:span></text:p>
      <text:p text:style-name="Standard"><text:span text:style-name="Source_20_Text"><text:span text:style-name="T317"/></text:span></text:p>
      <text:p text:style-name="Standard"><text:span text:style-name="Source_20_Text"><text:span text:style-name="T192">constructor()</text:span></text:span><text:span text:style-name="Source_20_Text"><text:span text:style-name="T241">{</text:span></text:span></text:p>
      <text:p text:style-name="Standard"><text:span text:style-name="Source_20_Text"><text:span text:style-name="T157"><text:tab/></text:span></text:span><text:span text:style-name="Source_20_Text"><text:span text:style-name="T155"> </text:span></text:span><text:span text:style-name="Source_20_Text"><text:span text:style-name="T241">let $ = document.querySelector.bind(document);</text:span></text:span></text:p>
      <text:p text:style-name="Standard"><text:span text:style-name="Source_20_Text"><text:span text:style-name="T155"><text:tab/> </text:span></text:span><text:span text:style-name="Source_20_Text"><text:span text:style-name="T195">this._</text:span></text:span><text:span text:style-name="Source_20_Text"><text:span text:style-name="T241">inputData = $(</text:span></text:span><text:span text:style-name="Source_20_Text"><text:span text:style-name="T189">'#data'</text:span></text:span><text:span text:style-name="Source_20_Text"><text:span text:style-name="T241">);</text:span></text:span></text:p>
      <text:p text:style-name="Standard"><text:span text:style-name="Source_20_Text"><text:span text:style-name="T317">}</text:span></text:span></text:p>
      <text:p text:style-name="Standard"><text:span text:style-name="Source_20_Text"><text:span text:style-name="T317">Ele percorre a arvore até chegar nos Ids uma única vez</text:span></text:span></text:p>
      <text:p text:style-name="Standard"><text:span text:style-name="Source_20_Text"><text:span text:style-name="T317"/></text:span></text:p>
      <text:p text:style-name="Standard"><text:span text:style-name="Source_20_Text"><text:span text:style-name="T192">.bind(document) –</text:span></text:span><text:span text:style-name="Source_20_Text"><text:span text:style-name="T242"> </text:span></text:span><text:span text:style-name="Source_20_Text"><text:span text:style-name="T243">Mantem a associação com o </text:span></text:span><text:span text:style-name="Source_20_Text"><text:span text:style-name="T193">document</text:span></text:span></text:p>
      <text:p text:style-name="Standard"><text:span text:style-name="Source_20_Text"><text:span text:style-name="T317"><text:s/></text:span></text:span></text:p>
      <text:p text:style-name="Standard"><text:span text:style-name="Source_20_Text"><text:span text:style-name="T194">… </text:span></text:span><text:span text:style-name="Source_20_Text"><text:span text:style-name="T63">–</text:span></text:span><text:span text:style-name="Source_20_Text"><text:span text:style-name="T68"> </text:span></text:span><text:span text:style-name="Source_20_Text"><text:span text:style-name="T69">C</text:span></text:span><text:span text:style-name="Source_20_Text"><text:span text:style-name="T70">om este </text:span></text:span><text:span text:style-name="Source_20_Text"><text:span text:style-name="Emphasis"><text:span text:style-name="T64">spread operator</text:span></text:span></text:span><text:span text:style-name="Source_20_Text"><text:span text:style-name="T70">, indicamos que </text:span></text:span><text:span text:style-name="Source_20_Text"><text:span text:style-name="T71">o </text:span></text:span><text:span text:style-name="Source_20_Text"><text:span text:style-name="Emphasis"><text:span text:style-name="T64">array</text:span></text:span></text:span><text:span text:style-name="Source_20_Text"><text:span text:style-name="T71"> será</text:span></text:span><text:span text:style-name="Source_20_Text"><text:span text:style-name="T70"> desmembrado</text:span></text:span></text:p>
      <text:p text:style-name="Standard"><text:span text:style-name="Source_20_Text"><text:span text:style-name="T317"/></text:span></text:p>
      <text:p text:style-name="Standard"><text:span text:style-name="Source_20_Text"><text:span text:style-name="T199">.</text:span></text:span><text:span text:style-name="Source_20_Text"><text:span text:style-name="T200">map</text:span></text:span><text:span text:style-name="Source_20_Text"><text:span text:style-name="T248">(</text:span></text:span><text:span text:style-name="Source_20_Text"><text:span text:style-name="T203">function</text:span></text:span><text:span text:style-name="Source_20_Text"><text:span text:style-name="T248">(</text:span></text:span><text:span text:style-name="Source_20_Text"><text:span text:style-name="T222">intem</text:span></text:span><text:span text:style-name="Source_20_Text"><text:span text:style-name="T248">, </text:span></text:span><text:span text:style-name="Source_20_Text"><text:span text:style-name="T222">indice</text:span></text:span><text:span text:style-name="Source_20_Text"><text:span text:style-name="T248">){return </text:span></text:span><text:span text:style-name="Source_20_Text"><text:span text:style-name="T222">item</text:span></text:span><text:span text:style-name="Source_20_Text"><text:span text:style-name="T248"> - </text:span></text:span><text:span text:style-name="Source_20_Text"><text:span text:style-name="T222">indice</text:span></text:span><text:span text:style-name="Source_20_Text"><text:span text:style-name="T248"> % 2}));</text:span></text:span><text:span text:style-name="Source_20_Text"><text:span text:style-name="T198"> </text:span></text:span><text:span text:style-name="Source_20_Text"><text:span text:style-name="T165">0 modulo de 2</text:span></text:span><text:span text:style-name="Source_20_Text"><text:span text:style-name="T244"> </text:span></text:span></text:p>
      <text:p text:style-name="Standard"><text:span text:style-name="Source_20_Text"><text:span text:style-name="T244"/></text:span></text:p>
      <text:p text:style-name="Standard"><text:span text:style-name="Source_20_Text"><text:span text:style-name="Emphasis"><text:span text:style-name="T245">com </text:span></text:span></text:span><text:span text:style-name="Source_20_Text"><text:span text:style-name="Emphasis"><text:span text:style-name="T246">A</text:span></text:span></text:span><text:span text:style-name="Source_20_Text"><text:span text:style-name="Emphasis"><text:span text:style-name="T247">rrow functions: </text:span></text:span></text:span></text:p>
      <text:p text:style-name="Standard"><text:span text:style-name="Emphasis"><text:span text:style-name="T247"/></text:span></text:p>
      <text:p text:style-name="Standard"><text:span text:style-name="Emphasis"><text:span text:style-name="T201">.map</text:span></text:span><text:span text:style-name="Emphasis"><text:span text:style-name="T249">((</text:span></text:span><text:span text:style-name="Emphasis"><text:span text:style-name="T226">item</text:span></text:span><text:span text:style-name="Emphasis"><text:span text:style-name="T249">, </text:span></text:span><text:span text:style-name="Emphasis"><text:span text:style-name="T226">indice</text:span></text:span><text:span text:style-name="Emphasis"><text:span text:style-name="T249">) </text:span></text:span><text:span text:style-name="Emphasis"><text:span text:style-name="T197">=&gt;</text:span></text:span><text:span text:style-name="Emphasis"><text:span text:style-name="T249"> </text:span></text:span><text:span text:style-name="Emphasis"><text:span text:style-name="T226">item</text:span></text:span><text:span text:style-name="Emphasis"><text:span text:style-name="T249"> - </text:span></text:span><text:span text:style-name="Emphasis"><text:span text:style-name="T226">indice</text:span></text:span><text:span text:style-name="Emphasis"><text:span text:style-name="T249"> % 2));</text:span></text:span></text:p>
      <text:p text:style-name="Standard"><text:span text:style-name="Emphasis"><text:span text:style-name="T319">Deixa o codigo menos verboso</text:span></text:span></text:p>
      <text:p text:style-name="P15"><text:span text:style-name="Emphasis"><text:span text:style-name="T325"/></text:span></text:p>
      <text:p text:style-name="P14"><text:span text:style-name="Emphasis"><text:span text:style-name="Strong_20_Emphasis"><text:span text:style-name="T59">O que </text:span></text:span></text:span><text:span text:style-name="Emphasis"><text:span text:style-name="Strong_20_Emphasis"><text:span text:style-name="Source_20_Text"><text:span text:style-name="T251">map()</text:span></text:span></text:span></text:span><text:span text:style-name="Emphasis"><text:span text:style-name="Strong_20_Emphasis"><text:span text:style-name="T250"> </text:span></text:span></text:span><text:span text:style-name="Emphasis"><text:span text:style-name="Strong_20_Emphasis"><text:span text:style-name="T59">faz</text:span></text:span></text:span><text:span text:style-name="Emphasis"><text:span text:style-name="T43">: percorre o array da esquerda para a direita invocando uma função de retorno em cada elemento com parâmetros. Para cada chamada de retorno, o valor devolvido se torna o elemento do novo array. Depois que todos os elementos foram percorridos, </text:span></text:span><text:span text:style-name="Emphasis"><text:span text:style-name="Source_20_Text"><text:span text:style-name="T252">map()</text:span></text:span></text:span><text:span text:style-name="Emphasis"><text:span text:style-name="T43">retorna o novo array com todos os elementos “traduzidos”</text:span></text:span></text:p>
      <text:p text:style-name="P14"><text:span text:style-name="Emphasis"><text:span text:style-name="T43"/></text:span></text:p>
      <text:p text:style-name="P16"><text:span text:style-name="Emphasis"><text:span text:style-name="T253">var</text:span></text:span><text:span text:style-name="Emphasis"><text:span text:style-name="T254"> </text:span></text:span><text:span text:style-name="Emphasis"><text:span text:style-name="T255">array</text:span></text:span><text:span text:style-name="Emphasis"><text:span text:style-name="T254"> = </text:span></text:span><text:span text:style-name="Emphasis"><text:span text:style-name="T234">[</text:span></text:span><text:span text:style-name="Emphasis"><text:span text:style-name="T254"> </text:span></text:span><text:span text:style-name="Emphasis"><text:span text:style-name="T258">1</text:span></text:span><text:span text:style-name="Emphasis"><text:span text:style-name="T234">,</text:span></text:span><text:span text:style-name="Emphasis"><text:span text:style-name="T254"> </text:span></text:span><text:span text:style-name="Emphasis"><text:span text:style-name="T257">2</text:span></text:span><text:span text:style-name="Emphasis"><text:span text:style-name="T234">,</text:span></text:span><text:span text:style-name="Emphasis"><text:span text:style-name="T254"> </text:span></text:span><text:span text:style-name="Emphasis"><text:span text:style-name="T258">3</text:span></text:span><text:span text:style-name="Emphasis"><text:span text:style-name="T234">,</text:span></text:span><text:span text:style-name="Emphasis"><text:span text:style-name="T254"> </text:span></text:span><text:span text:style-name="Emphasis"><text:span text:style-name="T258">4</text:span></text:span><text:span text:style-name="Emphasis"><text:span text:style-name="T234">,</text:span></text:span><text:span text:style-name="Emphasis"><text:span text:style-name="T254"> </text:span></text:span><text:span text:style-name="Emphasis"><text:span text:style-name="T258">5</text:span></text:span><text:span text:style-name="Emphasis"><text:span text:style-name="T234">,</text:span></text:span><text:span text:style-name="Emphasis"><text:span text:style-name="T254"> </text:span></text:span><text:span text:style-name="Emphasis"><text:span text:style-name="T258">6</text:span></text:span><text:span text:style-name="Emphasis"><text:span text:style-name="T234">,</text:span></text:span><text:span text:style-name="Emphasis"><text:span text:style-name="T254"> </text:span></text:span><text:span text:style-name="Emphasis"><text:span text:style-name="T258">7</text:span></text:span><text:span text:style-name="Emphasis"><text:span text:style-name="T234">,</text:span></text:span><text:span text:style-name="Emphasis"><text:span text:style-name="T254"> </text:span></text:span><text:span text:style-name="Emphasis"><text:span text:style-name="T258">8</text:span></text:span><text:span text:style-name="Emphasis"><text:span text:style-name="T254"> </text:span></text:span><text:span text:style-name="Emphasis"><text:span text:style-name="T234">];</text:span></text:span></text:p>
      <text:p text:style-name="P17"><text:span text:style-name="Emphasis"><text:span text:style-name="T266">array</text:span></text:span><text:span text:style-name="Emphasis"><text:span text:style-name="T202">.map</text:span></text:span><text:span text:style-name="Emphasis"><text:span text:style-name="T235">(</text:span></text:span><text:span text:style-name="Emphasis"><text:span text:style-name="T270">item</text:span></text:span><text:span text:style-name="Emphasis"><text:span text:style-name="T235"> </text:span></text:span><text:span text:style-name="Emphasis"><text:span text:style-name="T196">=&gt;</text:span></text:span><text:span text:style-name="Emphasis"><text:span text:style-name="T235"> item *</text:span></text:span><text:span text:style-name="Emphasis"><text:span text:style-name="T271">2</text:span></text:span><text:span text:style-name="Emphasis"><text:span text:style-name="T235"> )</text:span></text:span></text:p>
      <text:p text:style-name="P16"><text:span text:style-name="Emphasis"><text:span text:style-name="T262">Novo</text:span></text:span><text:span text:style-name="Emphasis"><text:span text:style-name="T256"> </text:span></text:span><text:span text:style-name="Emphasis"><text:span text:style-name="T267">array</text:span></text:span><text:span text:style-name="Emphasis"> </text:span><text:span text:style-name="Emphasis"><text:span text:style-name="T263">//</text:span></text:span><text:span text:style-name="Emphasis"><text:span text:style-name="T259">  [ </text:span></text:span><text:span text:style-name="Emphasis"><text:span text:style-name="T260">1</text:span></text:span><text:span text:style-name="Emphasis"><text:span text:style-name="T259">, </text:span></text:span><text:span text:style-name="Emphasis"><text:span text:style-name="T260">4</text:span></text:span><text:span text:style-name="Emphasis"><text:span text:style-name="T259">, </text:span></text:span><text:span text:style-name="Emphasis"><text:span text:style-name="T260">6</text:span></text:span><text:span text:style-name="Emphasis"><text:span text:style-name="T259">, </text:span></text:span><text:span text:style-name="Emphasis"><text:span text:style-name="T261">8</text:span></text:span><text:span text:style-name="Emphasis"><text:span text:style-name="T259">, </text:span></text:span><text:span text:style-name="Emphasis"><text:span text:style-name="T260">10</text:span></text:span><text:span text:style-name="Emphasis"><text:span text:style-name="T259">, </text:span></text:span><text:span text:style-name="Emphasis"><text:span text:style-name="T260">12</text:span></text:span><text:span text:style-name="Emphasis"><text:span text:style-name="T259">, </text:span></text:span><text:span text:style-name="Emphasis"><text:span text:style-name="T260">14</text:span></text:span><text:span text:style-name="Emphasis"><text:span text:style-name="T259">, </text:span></text:span><text:span text:style-name="Emphasis"><text:span text:style-name="T260">16</text:span></text:span><text:span text:style-name="Emphasis"><text:span text:style-name="T259"> ]</text:span></text:span></text:p>
      <text:p text:style-name="Standard"><text:span text:style-name="Emphasis"><text:span text:style-name="T317"/></text:span></text:p>
      <text:p text:style-name="Standard"><text:span text:style-name="Emphasis"><text:span text:style-name="T317"/></text:span></text:p>
      <text:p text:style-name="Standard"><text:span text:style-name="Emphasis"><text:span text:style-name="T317">MVC </text:span></text:span></text:p>
      <text:p text:style-name="Standard"><text:span text:style-name="Emphasis"><text:span text:style-name="T79">C - </text:span></text:span><text:span text:style-name="Emphasis"><text:span text:style-name="T166">c</text:span></text:span><text:span text:style-name="Emphasis"><text:span text:style-name="T167">ontroller</text:span></text:span><text:span text:style-name="Emphasis"><text:span text:style-name="T176"> é aquele que recebe as ações do usuário e que sabe interagir com o modelo. </text:span></text:span><text:span text:style-name="Emphasis"><text:span text:style-name="T177">O </text:span></text:span><text:span text:style-name="Emphasis"><text:span text:style-name="T176">controller é a ponte de ligação entre a view e o modelo.</text:span></text:span></text:p>
      <text:p text:style-name="Standard"><text:span text:style-name="Emphasis"><text:span text:style-name="T80">M</text:span></text:span><text:span text:style-name="Emphasis"><text:span text:style-name="T317"> - </text:span></text:span><text:span text:style-name="Emphasis"><text:span text:style-name="T72">É</text:span></text:span><text:span text:style-name="Emphasis"><text:span text:style-name="T178"> o modelo, uma abstração do mundo real, os dados da aplicação e suas regras de negócio.</text:span></text:span></text:p>
      <text:p text:style-name="Standard"><text:span text:style-name="Emphasis"><text:span text:style-name="T80">V -</text:span></text:span><text:span text:style-name="Emphasis"><text:span text:style-name="T81"> </text:span></text:span><text:span text:style-name="Emphasis"><text:span text:style-name="T179">A </text:span></text:span><text:span text:style-name="Emphasis"><text:span text:style-name="T82">View</text:span></text:span><text:span text:style-name="Emphasis"><text:span text:style-name="T179"> é a representação do modelo em alguma tecnologia, por exemplo, HTML.</text:span></text:span></text:p>
      <text:p text:style-name="Standard"><text:span text:style-name="Emphasis"><text:span text:style-name="T317"/></text:span></text:p>
      <text:p text:style-name="Standard"><text:span text:style-name="Emphasis"><text:span text:style-name="T83">Método </text:span></text:span><text:span text:style-name="Emphasis"><text:span text:style-name="T180">reverse</text:span></text:span><text:span text:style-name="Emphasis"><text:span text:style-name="T181">()</text:span></text:span><text:span text:style-name="Emphasis"><text:span text:style-name="T83"> – inverte a ordem</text:span></text:span></text:p>
      <text:p text:style-name="Standard"><text:span text:style-name="Emphasis"><text:span text:style-name="T317"/></text:span></text:p>
      <text:p text:style-name="Standard"><text:span text:style-name="Emphasis"><text:span text:style-name="T319"/></text:span></text:p>
      <text:p text:style-name="Standard"><text:span text:style-name="Emphasis"><text:span text:style-name="T319">– </text:span></text:span><text:span text:style-name="Emphasis"><text:span text:style-name="T321">U</text:span></text:span><text:span text:style-name="Emphasis"><text:span text:style-name="T319">ma classe sem metodos não precisa ser instanciad</text:span></text:span><text:span text:style-name="Emphasis"><text:span text:style-name="T322">a</text:span></text:span></text:p>
      <text:p text:style-name="Standard"><text:soft-page-break/><text:span text:style-name="Emphasis"><text:span text:style-name="T84">– M</text:span></text:span><text:span text:style-name="Emphasis"><text:span text:style-name="T85">é</text:span></text:span><text:span text:style-name="Emphasis"><text:span text:style-name="T84">todos estaticos </text:span></text:span><text:span text:style-name="Emphasis"><text:span text:style-name="T223">static</text:span></text:span><text:span text:style-name="Emphasis"><text:span text:style-name="T84"> não precisam ser instanciados</text:span></text:span></text:p>
      <text:p text:style-name="Standard"><text:span text:style-name="Emphasis"><text:span text:style-name="T86"/></text:span></text:p>
      <text:p text:style-name="Standard"><text:span text:style-name="Emphasis"><text:span text:style-name="T317"><text:s/></text:span></text:span></text:p>
      <text:p text:style-name="Standard"><text:span text:style-name="Emphasis"><text:span text:style-name="Source_20_Text"><text:span text:style-name="T17">toUpperCase</text:span></text:span></text:span><text:span text:style-name="Emphasis"><text:span text:style-name="Source_20_Text"><text:span text:style-name="T159">()</text:span></text:span></text:span></text:p>
      <text:p text:style-name="Standard"><text:span text:style-name="Emphasis"><text:span text:style-name="T319">Converte todos os caracteres do alfabeto de uma cadeia de caracteres em letras maiúsculas.</text:span></text:span></text:p>
      <text:p text:style-name="Standard"><text:span text:style-name="Emphasis"><text:span text:style-name="T317"/></text:span></text:p>
      <text:p text:style-name="Standard"><text:span text:style-name="Emphasis"><text:span text:style-name="T65">CONCATENAÇÃO</text:span></text:span><text:span text:style-name="Emphasis"><text:span text:style-name="T66"> : </text:span></text:span><text:span text:style-name="Emphasis"><text:span text:style-name="T204">varriavel</text:span></text:span><text:span text:style-name="Emphasis"><text:span text:style-name="T66"> </text:span></text:span><text:span text:style-name="Emphasis"><text:span text:style-name="T175">= </text:span></text:span><text:span text:style-name="Emphasis"><text:span text:style-name="T209">“seu” </text:span></text:span><text:span text:style-name="Emphasis"><text:span text:style-name="T214">+</text:span></text:span><text:span text:style-name="Emphasis"><text:span text:style-name="T209"> nome + “e” </text:span></text:span><text:span text:style-name="Emphasis"><text:span text:style-name="T214">+</text:span></text:span><text:span text:style-name="Emphasis"><text:span text:style-name="T209"> sobrenome;</text:span></text:span></text:p>
      <text:p text:style-name="Standard"><text:span text:style-name="Emphasis"><text:span text:style-name="T87">T</text:span></text:span><text:span text:style-name="Emphasis"><text:span text:style-name="T88">emplate string:</text:span></text:span><text:span text:style-name="Emphasis"><text:span text:style-name="T174"> </text:span></text:span><text:span text:style-name="Emphasis"><text:span text:style-name="T205">${</text:span></text:span><text:span text:style-name="Emphasis"><text:span text:style-name="T210">nome</text:span></text:span><text:span text:style-name="Emphasis"><text:span text:style-name="T205">}/${</text:span></text:span><text:span text:style-name="Emphasis"><text:span text:style-name="T210">sobrenome</text:span></text:span><text:span text:style-name="Emphasis"><text:span text:style-name="T205">}/${</text:span></text:span><text:span text:style-name="Emphasis"><text:span text:style-name="T210">idade</text:span></text:span><text:span text:style-name="Emphasis"><text:span text:style-name="T205">}</text:span></text:span></text:p>
      <text:p text:style-name="P7"><text:span text:style-name="Emphasis"><text:span text:style-name="T319">let nome = 'Rodrigo';</text:span></text:span></text:p>
      <text:p text:style-name="P7"><text:span text:style-name="Emphasis"><text:span text:style-name="T319">let sobrenome = 'Barbosa';</text:span></text:span></text:p>
      <text:p text:style-name="P7"><text:span text:style-name="Emphasis"><text:span text:style-name="T319">let frase = `${nome} ${sobrenome} é de mais`;</text:span></text:span></text:p>
      <text:p text:style-name="P7"><text:span text:style-name="Emphasis"><text:span text:style-name="T319">console.log(frase);</text:span></text:span></text:p>
      <text:p text:style-name="P7"><text:span text:style-name="Emphasis"><text:span text:style-name="T182">``</text:span></text:span><text:span text:style-name="Emphasis"><text:span text:style-name="T21"> </text:span></text:span><text:span text:style-name="Emphasis"><text:span text:style-name="T12">(backtick)</text:span></text:span><text:span text:style-name="Emphasis"><text:span text:style-name="T182"> </text:span></text:span><text:span text:style-name="Emphasis"><text:span text:style-name="T73">- Para funcionar </text:span></text:span><text:span text:style-name="Emphasis"><text:span text:style-name="T86"><text:s/></text:span></text:span></text:p>
      <text:p text:style-name="Standard"><text:span text:style-name="Emphasis"><text:span text:style-name="T317"/></text:span></text:p>
      <text:p text:style-name="Standard"><text:span text:style-name="Emphasis"><text:span text:style-name="T323">Programação defenciva:</text:span></text:span></text:p>
      <text:p text:style-name="Standard"><text:span text:style-name="Emphasis"><text:span text:style-name="T231"><text:s text:c="4"/></text:span></text:span><text:span text:style-name="Emphasis"><text:span text:style-name="T233">Em </text:span></text:span><text:span text:style-name="Emphasis"><text:span text:style-name="Source_20_Text"><text:span text:style-name="T233">ListaNegociacoes.js</text:span></text:span></text:span><text:span text:style-name="Emphasis"><text:span text:style-name="T233">, usaremos um truque: daremos um </text:span></text:span><text:span text:style-name="Emphasis"><text:span text:style-name="Source_20_Text"><text:span text:style-name="T233">return</text:span></text:span></text:span><text:span text:style-name="Emphasis"><text:span text:style-name="T233"> com array vazio, seguido pelo método </text:span></text:span><text:span text:style-name="Emphasis"><text:span text:style-name="Source_20_Text"><text:span text:style-name="T239">concat()</text:span></text:span></text:span><text:span text:style-name="Emphasis"><text:span text:style-name="T239">:</text:span></text:span></text:p>
      <text:p text:style-name="Standard"><text:span text:style-name="Source_20_Text"><text:span text:style-name="T151">get</text:span></text:span><text:span text:style-name="Source_20_Text"><text:span text:style-name="T14"> </text:span></text:span><text:span text:style-name="Source_20_Text"><text:span text:style-name="T238">negociacoes</text:span></text:span><text:span text:style-name="Source_20_Text"><text:span text:style-name="T158">()</text:span></text:span><text:span text:style-name="Source_20_Text"><text:span text:style-name="T14"> </text:span></text:span><text:span text:style-name="Source_20_Text"><text:span text:style-name="T158">{</text:span></text:span></text:p>
      <text:p text:style-name="Standard"><text:span text:style-name="Source_20_Text"><text:span text:style-name="T151"><text:tab/>return</text:span></text:span><text:span text:style-name="Source_20_Text"><text:span text:style-name="T14"> </text:span></text:span><text:span text:style-name="Source_20_Text"><text:span text:style-name="T158">[].</text:span></text:span><text:span text:style-name="Source_20_Text"><text:span text:style-name="T14">concat</text:span></text:span><text:span text:style-name="Source_20_Text"><text:span text:style-name="T158">(</text:span></text:span><text:span text:style-name="Source_20_Text"><text:span text:style-name="T151">this</text:span></text:span><text:span text:style-name="Source_20_Text"><text:span text:style-name="T158">.</text:span></text:span><text:span text:style-name="Source_20_Text"><text:span text:style-name="T14">_negociacoes</text:span></text:span><text:span text:style-name="Source_20_Text"><text:span text:style-name="T158">);</text:span></text:span></text:p>
      <text:p text:style-name="P4">}</text:p>
      <text:p text:style-name="Standard"><text:span text:style-name="T236"><text:s text:c="4"/>Ao passarmos o </text:span><text:span text:style-name="Source_20_Text"><text:span text:style-name="T236">this._negociacoes</text:span></text:span><text:span text:style-name="T236"> dentro do </text:span><text:span text:style-name="Source_20_Text"><text:span text:style-name="T236">concat()</text:span></text:span><text:span text:style-name="T236">, o retorno será uma nova lista, um novo </text:span><text:span text:style-name="Emphasis"><text:span text:style-name="T237">array</text:span></text:span><text:span text:style-name="T236">. Agora s</text:span><text:span text:style-name="T232">e tentarmos usar o </text:span><text:span text:style-name="Source_20_Text"><text:span text:style-name="T232">push()</text:span></text:span><text:span text:style-name="T232"> do </text:span><text:span text:style-name="Source_20_Text"><text:span text:style-name="T232">NegociacaoController</text:span></text:span><text:span text:style-name="T232">, só conseguiremos fazer a alteração na cópia da lista, mas não na original.</text:span></text:p>
      <text:p text:style-name="Standard"><text:span text:style-name="Emphasis"><text:span text:style-name="T317"/></text:span></text:p>
      <text:p text:style-name="Standard"><text:span text:style-name="Emphasis"><text:span text:style-name="T317"/></text:span></text:p>
      <text:p text:style-name="Standard"><text:span text:style-name="Emphasis"><text:span text:style-name="T206">InnerHTML </text:span></text:span><text:span text:style-name="Emphasis"><text:span text:style-name="T67">– </text:span></text:span><text:span text:style-name="Emphasis"><text:span text:style-name="T74">Adiciona elementos no DOM</text:span></text:span></text:p>
      <text:p text:style-name="Standard"><text:span text:style-name="Emphasis"><text:span text:style-name="T317"/></text:span></text:p>
      <text:p text:style-name="Standard"><text:span text:style-name="Emphasis"><text:span text:style-name="T208">join(‘’)</text:span></text:span><text:span text:style-name="Emphasis"><text:span text:style-name="T205"> </text:span></text:span><text:span text:style-name="Emphasis"><text:span text:style-name="T77">- </text:span></text:span><text:span text:style-name="Emphasis"><text:span text:style-name="T78">T</text:span></text:span><text:span text:style-name="Emphasis"><text:span text:style-name="T75">ransforma array em string, nessa caso separado por espaços vazios (‘’) ou por traços (-) </text:span></text:span><text:span text:style-name="Emphasis"><text:span text:style-name="T76">etc.</text:span></text:span></text:p>
      <text:p text:style-name="Standard"><text:span text:style-name="Emphasis"><text:span text:style-name="T317"/></text:span></text:p>
      <text:p text:style-name="Standard"><text:span text:style-name="Emphasis"><text:span text:style-name="T317"/></text:span></text:p>
      <text:p text:style-name="Standard"><text:span text:style-name="Emphasis"><text:span text:style-name="Source_20_Text"><text:span text:style-name="T205">reduce()</text:span></text:span></text:span><text:span text:style-name="Emphasis"><text:span text:style-name="T60"> -</text:span></text:span><text:span text:style-name="Emphasis"><text:span text:style-name="T52"> </text:span></text:span><text:span text:style-name="Emphasis"><text:span text:style-name="T53">I</text:span></text:span><text:span text:style-name="Emphasis"><text:span text:style-name="T52">rá processar o array e no fim, disponibiliza um único resultado. </text:span></text:span></text:p>
      <text:p text:style-name="P13"><text:span text:style-name="Emphasis"><text:span text:style-name="T43"><text:s text:c="3"/>o segundo parâmetro da função </text:span></text:span><text:span text:style-name="Source_20_Text"><text:span text:style-name="T205">reduce(</text:span></text:span><text:span text:style-name="Source_20_Text"><text:span text:style-name="T207">)</text:span></text:span><text:span text:style-name="Source_20_Text"><text:span text:style-name="T205"> </text:span></text:span><text:span text:style-name="Emphasis"><text:span text:style-name="T43">será a inicialização da variável </text:span></text:span><text:span text:style-name="Emphasis"><text:span text:style-name="Source_20_Text"><text:span text:style-name="T42">total</text:span></text:span></text:span><text:span text:style-name="Emphasis"><text:span text:style-name="T43">.</text:span></text:span></text:p>
      <text:p text:style-name="P13"><text:span text:style-name="Source_20_Text"><text:span text:style-name="T205">reduce(</text:span></text:span><text:span text:style-name="Source_20_Text"><text:span text:style-name="T212">(</text:span></text:span><text:span text:style-name="Source_20_Text"><text:span text:style-name="T225">total</text:span></text:span><text:span text:style-name="Source_20_Text"><text:span text:style-name="T211">, </text:span></text:span><text:span text:style-name="Source_20_Text"><text:span text:style-name="T225">negociacao</text:span></text:span><text:span text:style-name="Source_20_Text"><text:span text:style-name="T212">)</text:span></text:span><text:span text:style-name="Source_20_Text"><text:span text:style-name="T213"> =&gt; total + negociacao</text:span></text:span><text:span text:style-name="Source_20_Text"><text:span text:style-name="T212"> </text:span></text:span><text:span text:style-name="Source_20_Text"><text:span text:style-name="T224">0,0</text:span></text:span><text:span text:style-name="Source_20_Text"><text:span text:style-name="T205">)</text:span></text:span></text:p>
      <text:p text:style-name="P5"><text:span text:style-name="Source_20_Text"><text:span text:style-name="T205"/></text:span></text:p>
      <text:p text:style-name="Standard"><text:span text:style-name="Emphasis"><text:span text:style-name="T317"><text:tab/></text:span></text:span></text:p>
      <text:p text:style-name="Standard"><text:span text:style-name="Emphasis"><text:span text:style-name="T316">super(elemento)</text:span></text:span><text:span text:style-name="Emphasis"><text:span text:style-name="T319"> – </text:span></text:span><text:span text:style-name="Emphasis"><text:span text:style-name="T320">Envia um elemento para a classe Pai</text:span></text:span></text:p>
      <text:p text:style-name="P12"><text:span text:style-name="Emphasis"><text:span text:style-name="T54">A palavra </text:span></text:span><text:span text:style-name="Emphasis"><text:span text:style-name="Source_20_Text"><text:span text:style-name="T215">super</text:span></text:span></text:span><text:span text:style-name="Emphasis"><text:span text:style-name="T54">, nos dá acesso à </text:span></text:span><text:span text:style-name="Emphasis"><text:span text:style-name="Strong_20_Emphasis"><text:span text:style-name="T62">superclasse</text:span></text:span></text:span><text:span text:style-name="Emphasis"><text:span text:style-name="T54">, ou seja, a classe que foi herdada</text:span></text:span></text:p>
      <text:p text:style-name="Standard"><text:span text:style-name="Emphasis"><text:span text:style-name="T320"/></text:span></text:p>
      <text:p text:style-name="P10"><text:span text:style-name="Emphasis"><text:span text:style-name="T57">A chamada do construtor da classe pai deve ser a primeira instrução no construtor da classe filha.</text:span></text:span></text:p>
      <text:p text:style-name="P30"><text:span text:style-name="Source_20_Text"><text:span text:style-name="T22">constructor</text:span></text:span><text:span text:style-name="Source_20_Text"><text:span text:style-name="T160">(</text:span></text:span><text:span text:style-name="Source_20_Text"><text:span text:style-name="T22">nome</text:span></text:span><text:span text:style-name="Source_20_Text"><text:span text:style-name="T160">,</text:span></text:span><text:span text:style-name="Source_20_Text"><text:span text:style-name="T22"> funcionario</text:span></text:span><text:span text:style-name="Source_20_Text"><text:span text:style-name="T160">)</text:span></text:span><text:span text:style-name="Source_20_Text"><text:span text:style-name="T22"> </text:span></text:span><text:span text:style-name="Source_20_Text"><text:span text:style-name="T160">{</text:span></text:span></text:p>
      <text:p text:style-name="P10"><text:soft-page-break/><text:span text:style-name="T324"><text:tab/></text:span><text:span text:style-name="Source_20_Text"><text:span text:style-name="T152">super</text:span></text:span><text:span text:style-name="Source_20_Text"><text:span text:style-name="T160">(</text:span></text:span><text:span text:style-name="Source_20_Text"><text:span text:style-name="T22">nome</text:span></text:span><text:span text:style-name="Source_20_Text"><text:span text:style-name="T160">);</text:span></text:span></text:p>
      <text:p text:style-name="P10"><text:span text:style-name="T324"><text:tab/></text:span><text:span text:style-name="Source_20_Text"><text:span text:style-name="T152">this</text:span></text:span><text:span text:style-name="Source_20_Text"><text:span text:style-name="T160">.</text:span></text:span><text:span text:style-name="Source_20_Text"><text:span text:style-name="T22">_funcionario </text:span></text:span><text:span text:style-name="Source_20_Text"><text:span text:style-name="T160">=</text:span></text:span><text:span text:style-name="Source_20_Text"><text:span text:style-name="T22"> funcionario</text:span></text:span><text:span text:style-name="Source_20_Text"><text:span text:style-name="T160">;</text:span></text:span></text:p>
      <text:p text:style-name="P11">}</text:p>
      <text:p text:style-name="P10"><text:span text:style-name="Emphasis"><text:span text:style-name="T23"/></text:span></text:p>
      <text:p text:style-name="P6"><text:span text:style-name="Emphasis"><text:span text:style-name="T294">– Classe pai deve ser carregada antes das classes filha</text:span></text:span><text:span text:style-name="Emphasis"><text:span text:style-name="T295">s</text:span></text:span><text:span text:style-name="Emphasis"><text:span text:style-name="T294"> no html</text:span></text:span></text:p>
      <text:p text:style-name="P6"><text:span text:style-name="Emphasis"><text:span text:style-name="T58">– Lembrando que um método da classe filha sobrescreve métodos da classe pai.</text:span></text:span></text:p>
      <text:p text:style-name="P6"><text:span text:style-name="Emphasis"><text:span text:style-name="T58"/></text:span></text:p>
      <text:p text:style-name="P6"><text:span text:style-name="Emphasis"><text:span text:style-name="T58"/></text:span></text:p>
      <text:p text:style-name="P6"><text:span text:style-name="Emphasis"><text:span text:style-name="T89">arrow function</text:span></text:span><text:span text:style-name="Emphasis"><text:span text:style-name="T55"> </text:span></text:span><text:span text:style-name="Emphasis"><text:span text:style-name="T93">também tem um característica peculiar: o escopo de </text:span></text:span><text:span text:style-name="Emphasis"><text:span text:style-name="Source_20_Text"><text:span text:style-name="T36">this</text:span></text:span></text:span><text:span text:style-name="Emphasis"><text:span text:style-name="T55"> </text:span></text:span><text:span text:style-name="Emphasis"><text:span text:style-name="T93">é </text:span></text:span><text:span text:style-name="Emphasis"><text:span text:style-name="Strong_20_Emphasis"><text:span text:style-name="T122">léxico</text:span></text:span></text:span><text:span text:style-name="Emphasis"><text:span text:style-name="T93">, em vez de ser dinâmico como a outra função. Isto significa que o </text:span></text:span><text:span text:style-name="Emphasis"><text:span text:style-name="Source_20_Text"><text:span text:style-name="T36">this</text:span></text:span></text:span><text:span text:style-name="Emphasis"><text:span text:style-name="T55"> </text:span></text:span><text:span text:style-name="Emphasis"><text:span text:style-name="T93">não mudará de acordo com o contexto.</text:span></text:span><text:span text:style-name="Emphasis"><text:span text:style-name="T55"> </text:span></text:span></text:p>
      <text:p text:style-name="P6"><text:span text:style-name="Emphasis"><text:span text:style-name="T93"/></text:span></text:p>
      <text:p text:style-name="P9"><text:span text:style-name="Emphasis"><text:span text:style-name="T93">Da maneira como estruturamos o código, o  </text:span></text:span><text:span text:style-name="Emphasis"><text:span text:style-name="Source_20_Text"><text:span text:style-name="T229">this</text:span></text:span></text:span><text:span text:style-name="Emphasis"><text:span text:style-name="T55">  </text:span></text:span><text:span text:style-name="Emphasis"><text:span text:style-name="T93">será </text:span></text:span></text:p>
      <text:p text:style-name="P9"><text:span text:style-name="Emphasis"><text:span text:style-name="Source_20_Text"><text:span text:style-name="T37">NegociacaoController</text:span></text:span></text:span><text:span text:style-name="Emphasis"><text:span text:style-name="T61"> </text:span></text:span><text:span text:style-name="Emphasis"><text:span text:style-name="T93">- esta condição será mantida independente do local em que chamemos a </text:span></text:span><text:span text:style-name="Emphasis"><text:span text:style-name="T89">arrow function</text:span></text:span><text:span text:style-name="Emphasis"><text:span text:style-name="T93">, porque ela está amarrada a um escopo imutável.</text:span></text:span><text:span text:style-name="Emphasis"><text:span text:style-name="T55"><text:tab/></text:span></text:span></text:p>
      <text:p text:style-name="P6"><text:span text:style-name="Emphasis"><text:span text:style-name="T55"/></text:span></text:p>
      <text:p text:style-name="P6"><text:span text:style-name="Emphasis"><text:span text:style-name="Source_20_Text"><text:span text:style-name="T229">this</text:span></text:span></text:span><text:span text:style-name="Emphasis"><text:span text:style-name="T18"> </text:span></text:span><text:span text:style-name="Emphasis"><text:span text:style-name="T94">é </text:span></text:span><text:span text:style-name="Emphasis"><text:span text:style-name="T93">dinâmico, ou seja, </text:span></text:span><text:span text:style-name="Emphasis"><text:span text:style-name="Strong_20_Emphasis"><text:span text:style-name="T122">seu valor é definido no momento em que a função é chamada, jamais no momento em que é declarada</text:span></text:span></text:span><text:span text:style-name="Emphasis"><text:span text:style-name="T93">.</text:span></text:span></text:p>
      <text:p text:style-name="P6"><text:span text:style-name="Emphasis"><text:span text:style-name="T55"/></text:span></text:p>
      <text:p text:style-name="P8"><text:span text:style-name="Emphasis"><text:span text:style-name="T95">U</text:span></text:span><text:span text:style-name="Emphasis"><text:span text:style-name="T94">ma </text:span></text:span><text:span text:style-name="Emphasis"><text:span text:style-name="T89">arrow function</text:span></text:span><text:span text:style-name="Emphasis"><text:span text:style-name="T56"> </text:span></text:span><text:span text:style-name="Emphasis"><text:span text:style-name="T94">possui um </text:span></text:span><text:span text:style-name="Emphasis"><text:span text:style-name="Source_20_Text"><text:span text:style-name="T229">this</text:span></text:span></text:span><text:span text:style-name="Emphasis"><text:span text:style-name="T227"> </text:span></text:span><text:span text:style-name="Emphasis"><text:span text:style-name="T94">estático, ou seja, </text:span></text:span><text:span text:style-name="Emphasis"><text:span text:style-name="T89">que nunca muda, seu valor é determinado no local onde a arrow function for definida!</text:span></text:span></text:p>
      <text:p text:style-name="P8"><text:span text:style-name="Emphasis"><text:span text:style-name="T89"/></text:span></text:p>
      <text:p text:style-name="P8"><text:span text:style-name="Emphasis"><text:span text:style-name="T89"/></text:span></text:p>
      <text:p text:style-name="P50"><text:span text:style-name="Emphasis"><text:span text:style-name="Source_20_Text"><text:span text:style-name="T5"><text:s/></text:span></text:span></text:span><text:span text:style-name="Emphasis"><text:span text:style-name="Source_20_Text"><text:span text:style-name="T38">A </text:span></text:span></text:span><text:span text:style-name="Emphasis"><text:span text:style-name="Source_20_Text"><text:span text:style-name="T134">variável self guarda uma referência para this, instância de NegociacaoController</text:span></text:span></text:span></text:p>
      <text:p text:style-name="Text_20_body"><text:line-break/><text:span text:style-name="Emphasis"><text:span text:style-name="Source_20_Text"><text:span text:style-name="T134">let</text:span></text:span></text:span><text:span text:style-name="Emphasis"><text:span text:style-name="Source_20_Text"><text:span text:style-name="T28"> </text:span></text:span></text:span><text:span text:style-name="Emphasis"><text:span text:style-name="Source_20_Text"><text:span text:style-name="T153">self</text:span></text:span></text:span><text:span text:style-name="Emphasis"><text:span text:style-name="Source_20_Text"><text:span text:style-name="T28"> </text:span></text:span></text:span><text:span text:style-name="Emphasis"><text:span text:style-name="Source_20_Text"><text:span text:style-name="T134">=</text:span></text:span></text:span><text:span text:style-name="Emphasis"><text:span text:style-name="Source_20_Text"><text:span text:style-name="T28"> </text:span></text:span></text:span><text:span text:style-name="Emphasis"><text:span text:style-name="Source_20_Text"><text:span text:style-name="T153">this</text:span></text:span></text:span><text:span text:style-name="Emphasis"><text:span text:style-name="Source_20_Text"><text:span text:style-name="T134">;</text:span></text:span></text:span></text:p>
      <text:p text:style-name="P41"><text:span text:style-name="Emphasis"><text:span text:style-name="T90"/></text:span></text:p>
      <text:p text:style-name="P41"><text:span text:style-name="Emphasis"><text:span text:style-name="T96">A </text:span></text:span><text:span text:style-name="Emphasis"><text:span text:style-name="T124">composição</text:span></text:span><text:span text:style-name="Emphasis"><text:span text:style-name="T96"> tem a vantagem de podermos escolher quais métodos queremos reaproveitar, diferente da </text:span></text:span><text:span text:style-name="Emphasis"><text:span text:style-name="T124">herança</text:span></text:span><text:span text:style-name="Emphasis"><text:span text:style-name="T96"> que é tudo ou nada.</text:span></text:span></text:p>
      <text:p text:style-name="P41"><text:span text:style-name="Emphasis"><text:span text:style-name="T96"/></text:span></text:p>
      <text:p text:style-name="P41"><text:span text:style-name="Emphasis"><text:span text:style-name="T96">Com </text:span></text:span><text:span text:style-name="Emphasis"><text:span text:style-name="T124">mixin</text:span></text:span><text:span text:style-name="Emphasis"><text:span text:style-name="T96"> podemos "pegar emprestado" o método de outra classe sem termos que ter uma instância dessa classe como é o caso de </text:span></text:span><text:span text:style-name="Emphasis"><text:span text:style-name="T124">composição</text:span></text:span></text:p>
      <text:p text:style-name="P41"><text:span text:style-name="Emphasis"><text:span text:style-name="T124"/></text:span></text:p>
      <text:p text:style-name="P42"><text:soft-page-break/><text:span text:style-name="Emphasis"><text:span text:style-name="T131">O</text:span></text:span><text:span text:style-name="Emphasis"><text:span text:style-name="T132"> padrão de projeto </text:span></text:span><text:span text:style-name="Emphasis"><text:span text:style-name="T133">Proxy</text:span></text:span><text:span text:style-name="Emphasis"><text:span text:style-name="T132"> nada mais é do que um objeto "</text:span></text:span><text:span text:style-name="Emphasis"><text:span text:style-name="T133">falso</text:span></text:span><text:span text:style-name="Emphasis"><text:span text:style-name="T132">", "</text:span></text:span><text:span text:style-name="Emphasis"><text:span text:style-name="T133">mentiroso</text:span></text:span><text:span text:style-name="Emphasis"><text:span text:style-name="T132">", que envolve e encapsula o objeto real que queremos interagir.</text:span></text:span></text:p>
      <text:p text:style-name="P42"><text:span text:style-name="Emphasis"><text:span text:style-name="T126"/></text:span></text:p>
      <text:p text:style-name="P43"><text:span text:style-name="Emphasis"><text:span text:style-name="T217">New proxy(negociacao, {</text:span></text:span><text:span text:style-name="Emphasis"><text:span text:style-name="T25">handler</text:span></text:span><text:span text:style-name="Emphasis"><text:span text:style-name="T217">});</text:span></text:span><text:span text:style-name="Emphasis"><text:span text:style-name="T127"> – </text:span></text:span><text:span text:style-name="Emphasis"><text:span text:style-name="T128">P</text:span></text:span><text:span text:style-name="Emphasis"><text:span text:style-name="T127">rimeiro parametro é o que o </text:span></text:span><text:span text:style-name="Emphasis"><text:span text:style-name="T216">proxy</text:span></text:span><text:span text:style-name="Emphasis"><text:span text:style-name="T127"> vai encapsular, </text:span></text:span><text:span text:style-name="Emphasis"><text:span text:style-name="T129">e o segundo é o </text:span></text:span><text:span text:style-name="Emphasis"><text:span text:style-name="T24"> </text:span></text:span><text:span text:style-name="Emphasis"><text:span text:style-name="T218">handler.</text:span></text:span></text:p>
      <text:p text:style-name="P42"><text:span text:style-name="Emphasis"><text:span text:style-name="T91"> Handler –</text:span></text:span><text:span text:style-name="Emphasis"><text:span text:style-name="T103"> É </text:span></text:span><text:span text:style-name="Emphasis"><text:span text:style-name="T104">aonde fica as armadilhas</text:span></text:span></text:p>
      <text:p text:style-name="P44"><text:span text:style-name="Source_20_Text"><text:span text:style-name="T275">T</text:span></text:span><text:span text:style-name="Emphasis"><text:span text:style-name="Source_20_Text"><text:span text:style-name="T276">arget</text:span></text:span></text:span><text:span text:style-name="Emphasis"><text:span text:style-name="Source_20_Text"><text:span text:style-name="T136"> – </text:span></text:span></text:span><text:span text:style-name="Emphasis"><text:span text:style-name="T105">uma referência ao objeto original que está encapsulado pelo Proxy</text:span></text:span></text:p>
      <text:p text:style-name="P44"><text:span text:style-name="Emphasis"><text:span text:style-name="Source_20_Text"><text:span text:style-name="T275">P</text:span></text:span></text:span><text:span text:style-name="Emphasis"><text:span text:style-name="Source_20_Text"><text:span text:style-name="T276">rop</text:span></text:span></text:span><text:span text:style-name="Emphasis"><text:span text:style-name="T105"> – </text:span></text:span><text:span text:style-name="Emphasis"><text:span text:style-name="T107">propriedade </text:span></text:span><text:span text:style-name="Emphasis"><text:span text:style-name="T105">que está sendo acessada</text:span></text:span></text:p>
      <text:p text:style-name="P46"><text:span text:style-name="Emphasis"><text:span text:style-name="T277">value</text:span></text:span><text:span text:style-name="Emphasis"><text:span text:style-name="T108"> – algum valor</text:span></text:span></text:p>
      <text:p text:style-name="P44"><text:span text:style-name="Emphasis"><text:span text:style-name="Source_20_Text"><text:span text:style-name="T275">R</text:span></text:span></text:span><text:span text:style-name="Emphasis"><text:span text:style-name="Source_20_Text"><text:span text:style-name="T276">eceiver</text:span></text:span></text:span><text:span text:style-name="Emphasis"><text:span text:style-name="Source_20_Text"><text:span text:style-name="T136"> – </text:span></text:span></text:span><text:span text:style-name="Emphasis"><text:span text:style-name="T105">uma referência para o Proxy. </text:span></text:span></text:p>
      <text:p text:style-name="P44"><text:span text:style-name="Emphasis"><text:span text:style-name="T105"/></text:span></text:p>
      <text:p text:style-name="P45"><text:span text:style-name="Emphasis"><text:span text:style-name="T272">Get</text:span></text:span><text:span text:style-name="Emphasis"><text:span text:style-name="T106"> – somente leitura</text:span></text:span></text:p>
      <text:p text:style-name="P45"><text:span text:style-name="Emphasis"><text:span text:style-name="T272">Set</text:span></text:span><text:span text:style-name="Emphasis"><text:span text:style-name="T106"> – alteração</text:span></text:span></text:p>
      <text:p text:style-name="P45"><text:span text:style-name="Emphasis"><text:span text:style-name="T106"/></text:span></text:p>
      <text:p text:style-name="P45"><text:span text:style-name="Emphasis"><text:span text:style-name="T219">${target[prop]}</text:span></text:span><text:span text:style-name="Emphasis"><text:span text:style-name="T109"> – </text:span></text:span><text:span text:style-name="Emphasis"><text:span text:style-name="T106">property dinâmica</text:span></text:span></text:p>
      <text:p text:style-name="P45"><text:span text:style-name="Emphasis"><text:span text:style-name="T106"/></text:span></text:p>
      <text:p text:style-name="P45"><text:span text:style-name="Emphasis"><text:span text:style-name="T110">Q</text:span></text:span><text:span text:style-name="Emphasis"><text:span text:style-name="T106">uando chamamos uma função, o JavaScript fará um </text:span></text:span><text:span text:style-name="Emphasis"><text:span text:style-name="T272">getter</text:span></text:span><text:span text:style-name="Emphasis"><text:span text:style-name="T106"> e após a leitura, será enviada um </text:span></text:span><text:span text:style-name="Emphasis"><text:span text:style-name="Source_20_Text"><text:span text:style-name="T273">apply</text:span></text:span></text:span></text:p>
      <text:p text:style-name="P45"><text:span text:style-name="Source_20_Text"><text:span text:style-name="T273"/></text:span></text:p>
      <text:p text:style-name="P45"><text:span text:style-name="Source_20_Text"><text:span text:style-name="T138">O método </text:span></text:span><text:span text:style-name="Source_20_Text"><text:span text:style-name="Strong_20_Emphasis"><text:span text:style-name="T274">apply()</text:span></text:span></text:span><text:span text:style-name="Source_20_Text"><text:span text:style-name="T39"> </text:span></text:span><text:span text:style-name="Source_20_Text"><text:span text:style-name="T138">chama uma função com um dado valor </text:span></text:span><text:span text:style-name="Source_20_Text"><text:span text:style-name="T230">this</text:span></text:span><text:span text:style-name="Source_20_Text"><text:span text:style-name="T139"> </text:span></text:span><text:span text:style-name="Source_20_Text"><text:span text:style-name="T138">e </text:span></text:span><text:span text:style-name="Source_20_Text"><text:span text:style-name="T220">arguments</text:span></text:span><text:span text:style-name="Source_20_Text"><text:span text:style-name="T139"> </text:span></text:span><text:span text:style-name="Source_20_Text"><text:span text:style-name="T138">providos como um array (ou um objeto parecido com um array).</text:span></text:span></text:p>
      <text:p text:style-name="P51"><text:span text:style-name="Source_20_Text"><text:span text:style-name="T221">arguments</text:span></text:span><text:span text:style-name="Source_20_Text"><text:span text:style-name="T135"> é uma variável implícita que dá acesso à todos os parâmetros recebidos pelo método/função</text:span></text:span></text:p>
      <text:p text:style-name="P45"><text:span text:style-name="Source_20_Text"><text:span text:style-name="T39"/></text:span></text:p>
      <text:p text:style-name="P45"><text:span text:style-name="Source_20_Text"><text:span text:style-name="T97">A</text:span></text:span><text:span text:style-name="Source_20_Text"><text:span text:style-name="T98">rmadilhas serão disparadas mesmo se tentarmos modificar uma propriedade congelada de um objeto, ainda que ele não seja modificado.</text:span></text:span></text:p>
      <text:p text:style-name="P45"><text:span text:style-name="Source_20_Text"><text:span text:style-name="T98"/></text:span></text:p>
      <text:p text:style-name="P45"><text:soft-page-break/><text:span text:style-name="Source_20_Text"><text:span text:style-name="T98">Aprendemos em JavaScript a passar parâmetros para funções e métodos. </text:span></text:span></text:p>
      <text:p text:style-name="P45"><text:span text:style-name="Source_20_Text"><text:span text:style-name="T98"/></text:span></text:p>
      <text:p text:style-name="P45"><text:span text:style-name="Source_20_Text"><text:span text:style-name="T98">Contudo, podemos conseguir o mesmo resultado sem passar parâmetros para a função</text:span></text:span></text:p>
      <text:p text:style-name="P45"><text:span text:style-name="Source_20_Text"><text:span text:style-name="T98">Por mais que nossa função não receba parâmetros, podemos ter acesso aos parâmetros passados com </text:span></text:span><text:span text:style-name="Source_20_Text"><text:span text:style-name="T137">arguments</text:span></text:span><text:span text:style-name="Source_20_Text"><text:span text:style-name="T140">.</text:span></text:span><text:span text:style-name="Source_20_Text"><text:span text:style-name="T125"> </text:span></text:span><text:span text:style-name="Source_20_Text"><text:span text:style-name="T130">É</text:span></text:span><text:span text:style-name="Source_20_Text"><text:span text:style-name="T98"> uma variável implícita que nos dá acesso a todos os parâmetros passados para a função ou método. É claro que a primeira forma, nomear os parâmetros da função, é menos verbosa e mais legível. Mas há muitos hack</text:span></text:span><text:span text:style-name="Source_20_Text"><text:span text:style-name="T101">er</text:span></text:span><text:span text:style-name="Source_20_Text"><text:span text:style-name="T98">s em JavaScript que podem fazer uso de </text:span></text:span><text:span text:style-name="Source_20_Text"><text:span text:style-name="T137">arguments</text:span></text:span><text:span text:style-name="Source_20_Text"><text:span text:style-name="T140">.</text:span></text:span></text:p>
      <text:p text:style-name="P45"><text:span text:style-name="Source_20_Text"><text:span text:style-name="T98"/></text:span></text:p>
      <text:p text:style-name="P49"><text:span text:style-name="Source_20_Text"><text:span text:style-name="T268">Bind</text:span></text:span><text:span text:style-name="Source_20_Text"><text:span text:style-name="T102"> = Associação – Ligação - interligar</text:span></text:span></text:p>
      <text:p text:style-name="P45"><text:span text:style-name="Source_20_Text"><text:span text:style-name="T98"/></text:span></text:p>
      <text:p text:style-name="P48"><text:span text:style-name="Source_20_Text"><text:span text:style-name="T100">REST</text:span></text:span></text:p>
      <text:p text:style-name="P47"><text:span text:style-name="Source_20_Text"><text:span text:style-name="T99">constructor(tipo, ...itens){</text:span></text:span></text:p>
      <text:p text:style-name="P47"><text:span text:style-name="Source_20_Text"><text:span text:style-name="T99"><text:tab/>//Logica</text:span></text:span></text:p>
      <text:p text:style-name="P47"><text:span text:style-name="Source_20_Text"><text:span text:style-name="T99">}</text:span></text:span></text:p>
      <text:p text:style-name="P47"><text:span text:style-name="Source_20_Text"><text:span text:style-name="T99">let cesta = new Cesta(‘fruta’, ‘Banana’,’tomate’,’maçã’</text:span></text:span><text:span text:style-name="Source_20_Text"><text:span text:style-name="T100">);</text:span></text:span></text:p>
      <text:p text:style-name="P47"><text:span text:style-name="Source_20_Text"><text:span text:style-name="T100"/></text:span></text:p>
      <text:p text:style-name="P52"><text:span text:style-name="Source_20_Text"><text:span text:style-name="T100">tipo : 'fruta';</text:span></text:span></text:p>
      <text:list xml:id="list2821600444" text:style-name="L1">
        <text:list-header>
          <text:p text:style-name="P55"><text:span text:style-name="Source_20_Text"><text:span text:style-name="T92">itens</text:span></text:span><text:span text:style-name="T92"> : </text:span><text:span text:style-name="Source_20_Text"><text:span text:style-name="T92">['banana', 'tomate', 'maçã']</text:span></text:span><text:span text:style-name="T92">.</text:span></text:p>
        </text:list-header>
      </text:list>
      <text:p text:style-name="P54"><text:span text:style-name="Source_20_Text"><text:span text:style-name="T100"/></text:span></text:p>
      <text:p text:style-name="P53"><text:span text:style-name="Source_20_Text"><text:span text:style-name="T100"/></text:span></text:p>
      <text:p text:style-name="P32"><text:span text:style-name="Source_20_Text"><text:span text:style-name="T29">let d </text:span></text:span><text:span text:style-name="Source_20_Text"><text:span text:style-name="T161">=</text:span></text:span><text:span text:style-name="Source_20_Text"><text:span text:style-name="T29"> </text:span></text:span><text:span text:style-name="Source_20_Text"><text:span text:style-name="T278">Array</text:span></text:span><text:span text:style-name="Source_20_Text"><text:span text:style-name="T161">.</text:span></text:span><text:span text:style-name="Source_20_Text"><text:span text:style-name="T154">from</text:span></text:span><text:span text:style-name="Source_20_Text"><text:span text:style-name="T161">(</text:span></text:span><text:span text:style-name="Source_20_Text"><text:span text:style-name="T190">"abc"</text:span></text:span><text:span text:style-name="Source_20_Text"><text:span text:style-name="T161">);</text:span></text:span></text:p>
      <text:p text:style-name="P32"><text:span text:style-name="Source_20_Text"><text:span text:style-name="T163">[</text:span></text:span><text:span text:style-name="Source_20_Text"><text:span text:style-name="T191">"a"</text:span></text:span><text:span text:style-name="Source_20_Text"><text:span text:style-name="T163">,</text:span></text:span><text:span text:style-name="Source_20_Text"><text:span text:style-name="T32"> </text:span></text:span><text:span text:style-name="Source_20_Text"><text:span text:style-name="T191">"b"</text:span></text:span><text:span text:style-name="Source_20_Text"><text:span text:style-name="T163">,</text:span></text:span><text:span text:style-name="Source_20_Text"><text:span text:style-name="T32"> </text:span></text:span><text:span text:style-name="Source_20_Text"><text:span text:style-name="T191">"c"</text:span></text:span><text:span text:style-name="Source_20_Text"><text:span text:style-name="T163">]</text:span></text:span></text:p>
      <text:p text:style-name="P32"/>
      <text:p text:style-name="P32"/>
      <text:p text:style-name="P40">O padrão de projeto <text:span text:style-name="T334">Factory</text:span> ocorre quando temos uma classe que nos ajuda a criar um objeto complexo, ou seja, ela esconde de nós os detalhes de criação desse objeto. É por isso que uma classe <text:span text:style-name="T334">Factory</text:span> possui apenas um método, faz sentido, porque se tivéssemos que chamar mais de um para criar um objeto a responsabilidade de sua criação cairia em nosso colo.</text:p>
      <text:p text:style-name="P40"><text:soft-page-break/></text:p>
      <text:p text:style-name="P40"/>
      <text:p text:style-name="P35"><text:span text:style-name="T296">Já nosso </text:span><text:span text:style-name="Source_20_Text"><text:span text:style-name="T297">DateHelpe</text:span></text:span><text:span text:style-name="Source_20_Text"><text:span text:style-name="T296">r</text:span></text:span><text:span text:style-name="T296">, que está mais para um </text:span><text:span text:style-name="Source_20_Text"><text:span text:style-name="T297">DateConverter</text:span></text:span></text:p>
      <text:p text:style-name="P35"><text:span text:style-name="Source_20_Text"><text:span text:style-name="T297"/></text:span></text:p>
      <text:p text:style-name="P36"><text:span text:style-name="Source_20_Text"><text:span text:style-name="T300">xhr.open('GET', 'negociacoes/semana'); - </text:span></text:span><text:span text:style-name="Source_20_Text"><text:span text:style-name="T301">Abre conexao</text:span></text:span></text:p>
      <text:p text:style-name="P36"><text:span text:style-name="Source_20_Text"><text:span text:style-name="T300">xhr.send(); - </text:span></text:span><text:span text:style-name="Source_20_Text"><text:span text:style-name="T302">Executa </text:span></text:span></text:p>
      <text:p text:style-name="P36"><text:span text:style-name="Source_20_Text"><text:span text:style-name="T302"/></text:span></text:p>
      <text:p text:style-name="P31"><text:span text:style-name="Source_20_Text"><text:span text:style-name="T330">Então, quais são os estados possíveis de um requisição AJAX? Listaremos abaixo os estados:</text:span></text:span></text:p>
      <text:list xml:id="list1941807954" text:style-name="L2">
        <text:list-item>
          <text:p text:style-name="P56">0: requisição ainda não iniciada</text:p>
        </text:list-item>
        <text:list-item>
          <text:p text:style-name="P56">1: conexão com o servidor estabelecida</text:p>
        </text:list-item>
        <text:list-item>
          <text:p text:style-name="P56">2: requisição recebida</text:p>
        </text:list-item>
        <text:list-item>
          <text:p text:style-name="P56">3: processando requisição</text:p>
        </text:list-item>
        <text:list-item>
          <text:p text:style-name="P56">4: requisição está concluída e a resposta está pronta</text:p>
        </text:list-item>
      </text:list>
      <text:p text:style-name="P36"><text:span text:style-name="Source_20_Text"><text:span text:style-name="T302"/></text:span></text:p>
      <text:p text:style-name="P37"><text:span text:style-name="Source_20_Text"><text:span text:style-name="T303">toda vez que uma requisição AJAX muda,ela chama essa função a baixo:</text:span></text:span></text:p>
      <text:p text:style-name="P33"><text:span text:style-name="Source_20_Text"><text:span text:style-name="T30">xhr</text:span></text:span><text:span text:style-name="Source_20_Text"><text:span text:style-name="T162">.</text:span></text:span><text:span text:style-name="Source_20_Text"><text:span text:style-name="T30">onreadystatechange </text:span></text:span><text:span text:style-name="Source_20_Text"><text:span text:style-name="T162">=</text:span></text:span><text:span text:style-name="Source_20_Text"><text:span text:style-name="T30"> </text:span></text:span><text:span text:style-name="Source_20_Text"><text:span text:style-name="T162">()</text:span></text:span><text:span text:style-name="Source_20_Text"><text:span text:style-name="T30"> </text:span></text:span><text:span text:style-name="Source_20_Text"><text:span text:style-name="T162">=&gt;</text:span></text:span><text:span text:style-name="Source_20_Text"><text:span text:style-name="T30"> </text:span></text:span><text:span text:style-name="Source_20_Text"><text:span text:style-name="T162">{</text:span></text:span></text:p>
      <text:p text:style-name="P33"><text:span text:style-name="Source_20_Text"><text:tab/>//</text:span><text:span text:style-name="Source_20_Text"><text:span text:style-name="T279">algo a ser executado </text:span></text:span></text:p>
      <text:p text:style-name="P34"><text:span text:style-name="Source_20_Text"><text:span text:style-name="T4"><text:tab/>}</text:span></text:span></text:p>
      <text:p text:style-name="P34"><text:span text:style-name="Source_20_Text"><text:span text:style-name="T4">}</text:span></text:span></text:p>
      <text:p text:style-name="P36"><text:span text:style-name="Source_20_Text"><text:span text:style-name="T302"/></text:span></text:p>
      <text:p text:style-name="P38"><text:span text:style-name="Source_20_Text"><text:span text:style-name="T298">JSON.parse()</text:span></text:span><text:span text:style-name="Source_20_Text"><text:span text:style-name="T304"> - </text:span></text:span><text:span text:style-name="Source_20_Text"><text:span text:style-name="T305">C</text:span></text:span><text:span text:style-name="Source_20_Text"><text:span text:style-name="T304">onverte para objetos em JavaScript <text:s/></text:span></text:span></text:p>
      <text:p text:style-name="P38"><text:span text:style-name="Source_20_Text"><text:span text:style-name="T304">.</text:span></text:span><text:span text:style-name="Source_20_Text"><text:span text:style-name="T306">MAP – varre o Array e cria um novo array modificado</text:span></text:span></text:p>
      <text:p text:style-name="P38"><text:span text:style-name="Source_20_Text"><text:span text:style-name="T306"/></text:span></text:p>
      <text:p text:style-name="P39"><text:span text:style-name="Source_20_Text"><text:span text:style-name="T298">JSON.parse().</text:span></text:span><text:span text:style-name="Source_20_Text"><text:span text:style-name="T299">map() - </text:span></text:span><text:span text:style-name="Source_20_Text"><text:span text:style-name="T307">cria objeto, varre os objetos e cria um array com cada objeto</text:span></text:span></text:p>
      <text:p text:style-name="P39"><text:span text:style-name="Source_20_Text"><text:span text:style-name="T307"/></text:span></text:p>
      <text:p text:style-name="P39"><text:soft-page-break/><text:span text:style-name="Source_20_Text"><text:span text:style-name="T333">cb </text:span></text:span><text:span text:style-name="Source_20_Text"><text:span text:style-name="T328">(</text:span></text:span><text:span text:style-name="Source_20_Text"><text:span text:style-name="Emphasis"><text:span text:style-name="T332">callback</text:span></text:span></text:span><text:span text:style-name="Source_20_Text"><text:span text:style-name="T328">)</text:span></text:span></text:p>
      <text:p text:style-name="P39"><text:span text:style-name="Source_20_Text"><text:span text:style-name="T328"/></text:span></text:p>
      <text:p text:style-name="P19"><text:span text:style-name="Source_20_Text"><text:span text:style-name="T335">onreadystatechange </text:span></text:span><text:span text:style-name="Source_20_Text"><text:span text:style-name="T310">=</text:span></text:span><text:span text:style-name="Source_20_Text"><text:span text:style-name="T335"> </text:span></text:span><text:span text:style-name="Source_20_Text"><text:span text:style-name="T314">function</text:span></text:span><text:span text:style-name="Source_20_Text"><text:span text:style-name="T310">()</text:span></text:span><text:span text:style-name="Source_20_Text"><text:span text:style-name="T335"> </text:span></text:span><text:span text:style-name="Source_20_Text"><text:span text:style-name="T310">{</text:span></text:span></text:p>
      <text:p text:style-name="P21"><text:span text:style-name="Source_20_Text"><text:span text:style-name="T6">onreadystatechange</text:span></text:span><text:span text:style-name="Source_20_Text"><text:span text:style-name="T31"> </text:span></text:span><text:span text:style-name="Source_20_Text"><text:span text:style-name="T26">guarda uma função para:</text:span></text:span><text:span text:style-name="Source_20_Text"><text:span text:style-name="T184"> ser executada automaticamente cada vez que há uma alteração no estado da requisição.</text:span></text:span></text:p>
      <text:p text:style-name="P20"><text:span text:style-name="Source_20_Text"><text:span text:style-name="T311">}</text:span></text:span></text:p>
      <text:p text:style-name="P19"><text:span text:style-name="Source_20_Text"><text:span text:style-name="T331"/></text:span></text:p>
      <text:p text:style-name="P18"><text:span text:style-name="Source_20_Text"><text:span text:style-name="T329">Cada status é representado através de um inteiro. Os estados possíveis são:</text:span></text:span></text:p>
      <text:list xml:id="list1555215881" text:style-name="L3">
        <text:list-header>
          <text:p text:style-name="P57">0: requisição ainda não iniciada.</text:p>
          <text:p text:style-name="P57">1: conexão com o servidor estabelecida.</text:p>
          <text:p text:style-name="P57">2: requisição recebida.</text:p>
          <text:p text:style-name="P57">3: processando requisição.</text:p>
          <text:p text:style-name="P58">4: requisição concluída e a resposta esta pronta.</text:p>
        </text:list-header>
      </text:list>
      <text:p text:style-name="P19"><text:span text:style-name="Source_20_Text"><text:span text:style-name="T329"/></text:span></text:p>
      <text:p text:style-name="P23"><text:span text:style-name="Source_20_Text"><text:span text:style-name="Strong_20_Emphasis"><text:span text:style-name="T35">Pirâmide</text:span></text:span></text:span><text:span text:style-name="Source_20_Text"><text:span text:style-name="T111"> </text:span></text:span></text:p>
      <text:p text:style-name="P22"><text:span text:style-name="Source_20_Text"><text:span text:style-name="T111">Costumamos dar o nome de </text:span></text:span><text:span text:style-name="Source_20_Text"><text:span text:style-name="Strong_20_Emphasis"><text:span text:style-name="Emphasis"><text:span text:style-name="T123">Pyramid of Doom</text:span></text:span></text:span></text:span></text:p>
      <text:p text:style-name="P22"><text:span text:style-name="Source_20_Text"><text:span text:style-name="T111">significa </text:span></text:span><text:span text:style-name="Source_20_Text"><text:span text:style-name="Strong_20_Emphasis"><text:span text:style-name="T123">pirâmide do destino</text:span></text:span></text:span></text:p>
      <text:p text:style-name="P22"><text:span text:style-name="Source_20_Text"><text:span text:style-name="T111">A pirâmide é um forte indício de que temos problemas de legitimidade do código, na verdade, é o sintoma de um problema maior, o </text:span></text:span><text:span text:style-name="Source_20_Text"><text:span text:style-name="Strong_20_Emphasis"><text:span text:style-name="Emphasis"><text:span text:style-name="T123">Callback Hell</text:span></text:span></text:span></text:span><text:span text:style-name="Source_20_Text"><text:span text:style-name="T111">. </text:span></text:span></text:p>
      <text:p text:style-name="P22"><text:span text:style-name="Source_20_Text"><text:span text:style-name="T111"/></text:span></text:p>
      <text:p text:style-name="P22"/>
      <text:p text:style-name="P27"><text:span text:style-name="Source_20_Text"><text:span text:style-name="T112">.then – Retorno da </text:span></text:span><text:span text:style-name="Source_20_Text"><text:span text:style-name="T280">promise</text:span></text:span></text:p>
      <text:p text:style-name="P27"><text:span text:style-name="Source_20_Text"><text:span text:style-name="T112">.</text:span></text:span><text:span text:style-name="Source_20_Text"><text:span text:style-name="T113">c</text:span></text:span><text:span text:style-name="Source_20_Text"><text:span text:style-name="T112">atch – </text:span></text:span><text:span text:style-name="Source_20_Text"><text:span text:style-name="T113">Caso der erro</text:span></text:span></text:p>
      <text:p text:style-name="P27"><text:span text:style-name="Source_20_Text"><text:span text:style-name="T280">Promise</text:span></text:span></text:p>
      <text:p text:style-name="P27"><text:span text:style-name="Source_20_Text"><text:span text:style-name="T112"><text:tab/>.</text:span></text:span><text:span text:style-name="Source_20_Text"><text:span text:style-name="T269">then</text:span></text:span><text:span text:style-name="Source_20_Text"><text:span text:style-name="T112">( </text:span></text:span><text:span text:style-name="Source_20_Text"><text:span text:style-name="T115">resolve</text:span></text:span><text:span text:style-name="Source_20_Text"><text:span text:style-name="T112"> </text:span></text:span><text:span text:style-name="Source_20_Text"><text:span text:style-name="T187">=&gt;</text:span></text:span><text:span text:style-name="Source_20_Text"><text:span text:style-name="T112">{} )</text:span></text:span></text:p>
      <text:p text:style-name="P26"><text:span text:style-name="Source_20_Text"><text:span text:style-name="T112"><text:tab/>.</text:span></text:span><text:span text:style-name="Source_20_Text"><text:span text:style-name="T269">catch</text:span></text:span><text:span text:style-name="Source_20_Text"><text:span text:style-name="T112">( </text:span></text:span><text:span text:style-name="Source_20_Text"><text:span text:style-name="T115">reject</text:span></text:span><text:span text:style-name="Source_20_Text"><text:span text:style-name="T112"> </text:span></text:span><text:span text:style-name="Source_20_Text"><text:span text:style-name="T187">=&gt;</text:span></text:span><text:span text:style-name="Source_20_Text"><text:span text:style-name="T112"> {});</text:span></text:span></text:p>
      <text:p text:style-name="P26"><text:span text:style-name="Source_20_Text"><text:span text:style-name="T113"/></text:span></text:p>
      <text:p text:style-name="P26"><text:span text:style-name="Source_20_Text"><text:span text:style-name="T115">new Promise((resolve, reject) =&gt; {</text:span></text:span></text:p>
      <text:p text:style-name="P26"><text:span text:style-name="Source_20_Text"><text:span text:style-name="T115"><text:tab/>resolve = ‘acerto’</text:span></text:span></text:p>
      <text:p text:style-name="P26"><text:span text:style-name="Source_20_Text"><text:span text:style-name="T115"><text:tab/>reject = ‘erro’</text:span></text:span></text:p>
      <text:p text:style-name="P26"><text:span text:style-name="Source_20_Text"><text:span text:style-name="T115">});</text:span></text:span></text:p>
      <text:p text:style-name="P24"><text:span text:style-name="Source_20_Text"><text:span text:style-name="T113"/></text:span></text:p>
      <text:p text:style-name="P24"><text:span text:style-name="Source_20_Text"><text:span text:style-name="T113"/></text:span></text:p>
      <text:p text:style-name="P24"><text:span text:style-name="Source_20_Text"><text:span text:style-name="T27">A promise possui um recurso com o qual temos uma sequência de operações assíncronas, que será executada em uma determinada ordem</text:span></text:span></text:p>
      <text:p text:style-name="P24"><text:soft-page-break/><text:span text:style-name="Source_20_Text"><text:span text:style-name="T113"/></text:span></text:p>
      <text:p text:style-name="P24"><text:span text:style-name="Source_20_Text"><text:span text:style-name="T27">Uma maneira de executarmos todas as promises em ordem e obtermos todos os resultado de uma vez só é usar a função </text:span></text:span><text:span text:style-name="Source_20_Text"><text:span text:style-name="T284">Promise.all</text:span></text:span><text:span text:style-name="Source_20_Text"><text:span text:style-name="T27">, que receberá um array com as promises. </text:span></text:span></text:p>
      <text:p text:style-name="P24"><text:span text:style-name="Source_20_Text"><text:span text:style-name="T113"/></text:span></text:p>
      <text:p text:style-name="P24"><text:span text:style-name="Source_20_Text"><text:span text:style-name="T27">Com </text:span></text:span><text:span text:style-name="Source_20_Text"><text:span text:style-name="T287">o </text:span></text:span><text:span text:style-name="Source_20_Text"><text:span text:style-name="T40">reduce()</text:span></text:span><text:span text:style-name="Source_20_Text"><text:span text:style-name="T27">, criaremos um array que contem apenas um elemento, contendo todos as negociações.</text:span></text:span></text:p>
      <text:p text:style-name="P24"><text:span text:style-name="Source_20_Text"><text:span text:style-name="T113"/></text:span></text:p>
      <text:p text:style-name="P28"><text:span text:style-name="Source_20_Text"><text:span text:style-name="T285">Array</text:span></text:span><text:span text:style-name="Source_20_Text"><text:span text:style-name="T116"> = [ </text:span></text:span><text:span text:style-name="Source_20_Text"><text:span text:style-name="T285">array1</text:span></text:span><text:span text:style-name="Source_20_Text"><text:span text:style-name="T116">[</text:span></text:span><text:span text:style-name="Source_20_Text"><text:span text:style-name="T286">lista1</text:span></text:span><text:span text:style-name="Source_20_Text"><text:span text:style-name="T116">], </text:span></text:span><text:span text:style-name="Source_20_Text"><text:span text:style-name="T285">array2</text:span></text:span><text:span text:style-name="Source_20_Text"><text:span text:style-name="T116">[</text:span></text:span><text:span text:style-name="Source_20_Text"><text:span text:style-name="T286">lista2</text:span></text:span><text:span text:style-name="Source_20_Text"><text:span text:style-name="T116">], </text:span></text:span><text:span text:style-name="Source_20_Text"><text:span text:style-name="T285">array3</text:span></text:span><text:span text:style-name="Source_20_Text"><text:span text:style-name="T116">[</text:span></text:span><text:span text:style-name="Source_20_Text"><text:span text:style-name="T286">lista3</text:span></text:span><text:span text:style-name="Source_20_Text"><text:span text:style-name="T116">] ]</text:span></text:span></text:p>
      <text:p text:style-name="P28"><text:span text:style-name="Source_20_Text"><text:span text:style-name="T288">Array</text:span></text:span><text:span text:style-name="Source_20_Text"><text:span text:style-name="T116">.</text:span></text:span><text:span text:style-name="Source_20_Text"><text:span text:style-name="T289">reduce</text:span></text:span><text:span text:style-name="Source_20_Text"><text:span text:style-name="T116">(...);</text:span></text:span></text:p>
      <text:p text:style-name="P28"><text:span text:style-name="Source_20_Text"><text:span text:style-name="T288">Array</text:span></text:span><text:span text:style-name="Source_20_Text"><text:span text:style-name="T116"> = [ </text:span></text:span><text:span text:style-name="Source_20_Text"><text:span text:style-name="T286">lista1</text:span></text:span><text:span text:style-name="Source_20_Text"><text:span text:style-name="T116">, </text:span></text:span><text:span text:style-name="Source_20_Text"><text:span text:style-name="T286">lista2</text:span></text:span><text:span text:style-name="Source_20_Text"><text:span text:style-name="T116">, </text:span></text:span><text:span text:style-name="Source_20_Text"><text:span text:style-name="T286">lista3</text:span></text:span><text:span text:style-name="Source_20_Text"><text:span text:style-name="T116"> ]</text:span></text:span></text:p>
      <text:p text:style-name="P28"><text:span text:style-name="Source_20_Text"><text:span text:style-name="T116"/></text:span></text:p>
      <text:p text:style-name="P28"><text:span text:style-name="Source_20_Text"><text:span text:style-name="T116"/></text:span></text:p>
      <text:p text:style-name="P60"><text:span text:style-name="Source_20_Text"><text:span text:style-name="T119">T</text:span></text:span><text:span text:style-name="Source_20_Text"><text:span text:style-name="T118">odo navegador tem um banco de dados (indexedDB)</text:span></text:span></text:p>
      <text:p text:style-name="P61"><text:span text:style-name="Source_20_Text"><text:span text:style-name="T120">no bando do navegador não ha ‘schema’</text:span></text:span></text:p>
      <text:p text:style-name="P24"><text:span text:style-name="Source_20_Text"><text:span text:style-name="T113"/></text:span></text:p>
      <text:p text:style-name="P24"><text:span text:style-name="Source_20_Text"><text:span text:style-name="T113">open('aluraframe', 1) – </text:span></text:span><text:span text:style-name="Source_20_Text"><text:span text:style-name="T121">1 é a versao do banco</text:span></text:span></text:p>
      <text:p text:style-name="P24"><text:span text:style-name="Source_20_Text"><text:span text:style-name="T113"/></text:span></text:p>
      <text:p text:style-name="P29"><text:span text:style-name="Source_20_Text"><text:span text:style-name="T117">Promise.all – executa todos em determinada ordem</text:span></text:span></text:p>
      <text:p text:style-name="P24"><text:span text:style-name="Source_20_Text"><text:span text:style-name="T113"/></text:span></text:p>
      <text:p text:style-name="P25"><text:span text:style-name="Source_20_Text"><text:span text:style-name="T114">Para subir o servidor: </text:span></text:span></text:p>
      <text:p text:style-name="P25"><text:span text:style-name="Source_20_Text"><text:span text:style-name="T114">diretorio: /aluraframe/server$ </text:span></text:span></text:p>
      <text:p text:style-name="P25"><text:span text:style-name="Source_20_Text"><text:span text:style-name="T114">&gt; </text:span></text:span><text:span text:style-name="Source_20_Text"><text:span text:style-name="T282">npm start</text:span></text:span><text:span text:style-name="Source_20_Text"><text:span text:style-name="T114"> </text:span></text:span></text:p>
      <text:p text:style-name="P25"><text:span text:style-name="Source_20_Text"><text:span text:style-name="T283">Caso esse comando de erro use esse:</text:span></text:span></text:p>
      <text:p text:style-name="P25"><text:span text:style-name="Source_20_Text"><text:span text:style-name="T114">&gt; </text:span></text:span><text:span text:style-name="Source_20_Text"><text:span text:style-name="T281">node server.js</text:span></text:span></text:p>
      <text:p text:style-name="P25"><text:span text:style-name="Source_20_Text"><text:span text:style-name="T1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Monaco" svg:font-family="Monaco, MonacoRegular, 'Courier New', monospace"/>
    <style:font-face style:name="Open Sans" svg:font-family="'Open Sans', arial, x-locale-body, sans-serif"/>
    <style:font-face style:name="Source Serif Pro1" svg:font-family="'Source Serif Pro', serif"/>
    <style:font-face style:name="consolas" svg:font-family="consolas, 'Liberation Mono', courier, monospace"/>
    <style:font-face style:name="inherit" svg:font-family="inherit"/>
    <style:font-face style:name="Source Serif Pro" svg:font-family="'Source Serif Pro', 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2:29:37.974183273</meta:creation-date>
    <dc:date>2018-07-10T15:39:41.035283004</dc:date>
    <meta:editing-duration>P1DT1H31M49S</meta:editing-duration>
    <meta:editing-cycles>136</meta:editing-cycles>
    <meta:generator>LibreOffice/5.4.6.2$Linux_X86_64 LibreOffice_project/40m0$Build-2</meta:generator>
    <meta:document-statistic meta:table-count="0" meta:image-count="0" meta:object-count="0" meta:page-count="9" meta:paragraph-count="175" meta:word-count="1579" meta:character-count="9730" meta:non-whitespace-character-count="8234"/>
  </office:meta>
</office:document-meta>
</file>